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  <style:font-face style:name="Courier" svg:font-family="Courier"/>
    <style:font-face style:name="微軟正黑體" svg:font-family="微軟正黑體"/>
  </office:font-face-decls>
  <office:automatic-styles>
    <style:style style:name="ce1" style:family="table-cell" style:parent-style-name="_21315__20998__20301__91_0_93__32_2" style:data-style-name="N49">
      <style:text-properties style:font-name="Times New Roman" style:font-name-asian="Times New Roman" style:font-name-complex="Times New Roman"/>
    </style:style>
    <style:style style:name="ce2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" style:family="table-cell" style:parent-style-name="_21315__20998__20301__91_0_93__32_2" style:data-style-name="N49">
      <style:table-cell-properties fo:border-top="none" fo:border-bottom="thin solid #000000" fo:border-left="none" fo:border-right="none" style:vertical-align="automatic" style:cell-protect="non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" style:family="table-cell" style:parent-style-name="_21315__20998__20301__91_0_93__32_2" style:data-style-name="N49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" style:family="table-cell" style:parent-style-name="_21315__20998__20301__91_0_93__32_2" style:data-style-name="N49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" style:family="table-cell" style:parent-style-name="_19968__33324__06_20154__21475__22686__21152__38__20986__29983__27515__20129__32080__38626__23130__21450__29575_103.01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1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3" style:family="table-cell" style:parent-style-name="_21315__20998__20301__91_0_93__32_2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" style:family="table-cell" style:parent-style-name="_19968__33324__06_20154__21475__22686__21152__38__20986__29983__27515__20129__32080__38626__23130__21450__29575_103.01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" style:family="table-cell" style:parent-style-name="_19968__33324__06_20154__21475__22686__21152__38__20986__29983__27515__20129__32080__38626__23130__21450__29575_103.01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" style:family="table-cell" style:parent-style-name="_21315__20998__20301__91_0_93__32_2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9" style:family="table-cell" style:parent-style-name="_19968__33324__06_20154__21475__22686__21152__38__20986__29983__27515__20129__32080__38626__23130__21450__29575_103.01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0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1" style:family="table-cell" style:parent-style-name="_19968__33324__06_20154__21475__22686__21152__38__20986__29983__27515__20129__32080__38626__23130__21450__29575_103.01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2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3" style:family="table-cell" style:parent-style-name="_21315__20998__20301__91_0_93__32_2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24" style:family="table-cell" style:parent-style-name="_19968__33324__06_20154__21475__22686__21152__38__20986__29983__27515__20129__32080__38626__23130__21450__29575_103.01" style:data-style-name="N51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5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6" style:family="table-cell" style:parent-style-name="_19968__33324__06_20154__21475__22686__21152__38__20986__29983__27515__20129__32080__38626__23130__21450__29575_103.01" style:data-style-name="N51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7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28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9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30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/>
      <style:text-properties style:font-name="Times New Roman" style:font-name-asian="Times New Roman" style:font-name-complex="Times New Roman"/>
    </style:style>
    <style:style style:name="ce31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32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33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34" style:family="table-cell" style:parent-style-name="_21315__20998__20301__91_0_93__32_2" style:data-style-name="N49">
      <style:table-cell-properties style:vertical-align="middle"/>
      <style:text-properties style:font-name="Times New Roman" style:font-name-asian="Times New Roman" style:font-name-complex="Times New Roman"/>
    </style:style>
    <style:style style:name="ce35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6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7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38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9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0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2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43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4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5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6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47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7pt" style:font-size-asian="17pt" style:font-size-complex="17pt"/>
    </style:style>
    <style:style style:name="ce48" style:family="table-cell" style:parent-style-name="_21315__20998__20301__91_0_93__32_2" style:data-style-name="N49">
      <style:table-cell-properties fo:border-top="none" fo:border-bottom="thin solid #000000" fo:border-left="none" fo:border-right="none" style:vertical-align="automatic" style:cell-protect="non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9" style:family="table-cell" style:parent-style-name="_21315__20998__20301__91_0_93__32_2" style:data-style-name="N49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0" style:family="table-cell" style:parent-style-name="_21315__20998__20301__91_0_93__32_2" style:data-style-name="N49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51" style:family="table-cell" style:parent-style-name="_21315__20998__20301__91_0_93__32_2" style:data-style-name="N49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52" style:family="table-cell" style:parent-style-name="_21315__20998__20301__91_0_93__32_2" style:data-style-name="N49">
      <style:table-cell-properties fo:border-top="thin solid #000000" fo:border-bottom="none" fo:border-left="thin solid #000000" fo:border-right="none" style:vertical-align="middle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53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4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5" style:family="table-cell" style:parent-style-name="_21315__20998__20301__91_0_93__32_2" style:data-style-name="N49">
      <style:table-cell-properties fo:border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6" style:family="table-cell" style:parent-style-name="_21315__20998__20301__91_0_93__32_2" style:data-style-name="N49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57" style:family="table-cell" style:parent-style-name="_21315__20998__20301__91_0_93__32_2" style:data-style-name="N49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1.64041666666667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1.85208333333333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1.984375cm"/>
    </style:style>
    <style:style style:name="co18" style:family="table-column">
      <style:table-column-properties fo:break-before="auto" style:column-width="2.11666666666667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4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5.9pt" style:use-optimal-row-height="false" fo:break-before="auto"/>
    </style:style>
    <style:style style:name="ro6" style:family="table-row">
      <style:table-row-properties style:row-height="23.45pt" style:use-optimal-row-height="false" fo:break-before="auto"/>
    </style:style>
    <style:style style:name="ro7" style:family="table-row">
      <style:table-row-properties style:row-height="26.45pt" style:use-optimal-row-height="false" fo:break-before="auto"/>
    </style:style>
    <style:style style:name="ro8" style:family="table-row">
      <style:table-row-properties style:row-height="24.6pt" style:use-optimal-row-height="false" fo:break-before="auto"/>
    </style:style>
    <style:style style:name="ro9" style:family="table-row">
      <style:table-row-properties style:row-height="22.15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5.6pt" style:use-optimal-row-height="false" fo:break-before="auto"/>
    </style:style>
    <style:style style:name="ro12" style:family="table-row">
      <style:table-row-properties style:row-height="15.75pt" style:use-optimal-row-height="false" fo:break-before="auto"/>
    </style:style>
    <style:style style:name="ro1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6_人口增加&amp;生死結離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61" table:default-cell-style-name="ce1"/>
        <table:table-row table:style-name="ro1">
          <table:table-cell office:value-type="string" table:number-columns-spanned="23" table:number-rows-spanned="1" table:style-name="ce46">
            <text:p><text:s text:c="3"/>人口增加、自然增加、出生、死亡、結婚、離婚數及其比率統計表<text:s text:c="7"/></text:p>
          </table:table-cell>
          <table:covered-table-cell table:number-columns-repeated="22"/>
          <table:table-cell table:style-name="ce1">
            <draw:frame draw:z-index="2" draw:id="id1" draw:style-name="a6" draw:name="Text Box 2" svg:x="0in" svg:y="0.29167in" svg:width="0in" svg:height="0.32361in">
              <draw:text-box>
                <text:p text:style-name="a5" text:class-names="" text:cond-style-name=""><text:span text:style-name="a3" text:class-names="">I</text:span><text:span text:style-name="a4" text:class-names="">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2)<text:s text:c="1"/></text:span></text:p>
              </draw:text-box>
              <svg:title/>
              <svg:desc/>
            </draw:frame>
            <draw:frame draw:z-index="1" draw:id="id0" draw:style-name="a2" draw:name="Text Box 1" svg:x="0in" svg:y="0.31667in" svg:width="0in" svg:height="0.29444in">
              <draw:text-box>
                <text:p text:style-name="a1" text:class-names="" text:cond-style-name=""><text:span text:style-name="a0" text:class-names="">I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1)<text:s text:c="1"/></text:span></text:p>
              </draw:text-box>
              <svg:title/>
              <svg:desc/>
            </draw:frame>
          </table:table-cell>
          <table:table-cell table:number-columns-repeated="16360"/>
        </table:table-row>
        <table:table-row table:style-name="ro2">
          <table:table-cell table:style-name="ce1"/>
          <table:table-cell table:number-columns-repeated="2" table:style-name="ce2"/>
          <table:table-cell table:style-name="ce3"/>
          <table:table-cell table:number-columns-repeated="2" table:style-name="ce2"/>
          <table:table-cell office:value-type="string" table:number-columns-spanned="8" table:number-rows-spanned="1" table:style-name="ce48">
            <text:p><text:s text:c="6"/>中 華 民 國 108 年 8 月 份</text:p>
          </table:table-cell>
          <table:covered-table-cell table:number-columns-repeated="7"/>
          <table:table-cell table:number-columns-repeated="5" table:style-name="ce4"/>
          <table:table-cell table:number-columns-repeated="2" table:style-name="ce5"/>
          <table:table-cell table:style-name="ce1"/>
          <table:table-cell office:value-type="string" table:style-name="ce6">
            <text:p><text:s text:c="14"/>單位：人；‰；對</text:p>
          </table:table-cell>
          <table:table-cell table:number-columns-repeated="16361"/>
        </table:table-row>
        <table:table-row table:style-name="ro3">
          <table:table-cell table:style-name="ce7"/>
          <table:table-cell office:value-type="string" table:number-columns-spanned="3" table:number-rows-spanned="1" table:style-name="ce55">
            <text:p>較上月底人口增加</text:p>
          </table:table-cell>
          <table:covered-table-cell table:number-columns-repeated="2"/>
          <table:table-cell office:value-type="string" table:number-columns-spanned="3" table:number-rows-spanned="1" table:style-name="ce55">
            <text:p>自　然　增　加<text:span text:style-name="T3"><text:s/></text:span></text:p>
          </table:table-cell>
          <table:covered-table-cell table:number-columns-repeated="2"/>
          <table:table-cell office:value-type="string" table:number-columns-spanned="3" table:number-rows-spanned="1" table:style-name="ce55">
            <text:p>出　　　　生</text:p>
          </table:table-cell>
          <table:covered-table-cell table:number-columns-repeated="2"/>
          <table:table-cell office:value-type="string" table:number-columns-spanned="3" table:number-rows-spanned="1" table:style-name="ce56">
            <text:p><text:s/><text:span text:style-name="T1">死　　　　亡</text:span></text:p>
          </table:table-cell>
          <table:covered-table-cell table:number-columns-repeated="2"/>
          <table:table-cell office:value-type="string" table:number-columns-spanned="5" table:number-rows-spanned="1" table:style-name="ce55">
            <text:p>結 <text:s text:c="11"/>婚 ( 對 <text:s text:c="4"/>數 )</text:p>
          </table:table-cell>
          <table:covered-table-cell table:number-columns-repeated="4"/>
          <table:table-cell office:value-type="string" table:number-columns-spanned="5" table:number-rows-spanned="1" table:style-name="ce57">
            <text:p><text:s text:c="12"/>離 <text:s text:c="2"/>　婚 <text:s/>/ <text:s/>終 <text:s text:c="5"/>止 ( 對 <text:s text:c="4"/>數 )</text:p>
          </table:table-cell>
          <table:covered-table-cell table:number-columns-repeated="4"/>
          <table:table-cell table:number-columns-repeated="16361"/>
        </table:table-row>
        <table:table-row table:style-name="ro4">
          <table:table-cell office:value-type="string" table:style-name="ce8">
            <text:p>區 <text:s/>域 <text:s/>別</text:p>
          </table:table-cell>
          <table:table-cell office:value-type="string" table:style-name="ce35">
            <text:p>月增加</text:p>
          </table:table-cell>
          <table:table-cell office:value-type="string" table:number-columns-spanned="1" table:number-rows-spanned="2" table:style-name="ce54">
            <text:p>月增加率</text:p>
          </table:table-cell>
          <table:table-cell office:value-type="string" table:style-name="ce38">
            <text:p>折合年</text:p>
          </table:table-cell>
          <table:table-cell office:value-type="string" table:number-columns-spanned="1" table:number-rows-spanned="2" table:style-name="ce53">
            <text:p>人口數</text:p>
          </table:table-cell>
          <table:table-cell office:value-type="string" table:number-columns-spanned="1" table:number-rows-spanned="2" table:style-name="ce54">
            <text:p>月增加</text:p>
            <text:p>率</text:p>
          </table:table-cell>
          <table:table-cell office:value-type="string" table:style-name="ce9">
            <text:p>折合年</text:p>
          </table:table-cell>
          <table:table-cell office:value-type="string" table:number-columns-spanned="1" table:number-rows-spanned="2" table:style-name="ce53">
            <text:p>出生數</text:p>
          </table:table-cell>
          <table:table-cell office:value-type="string" table:number-columns-spanned="1" table:number-rows-spanned="2" table:style-name="ce54">
            <text:p>月出生</text:p>
            <text:p>率</text:p>
          </table:table-cell>
          <table:table-cell office:value-type="string" table:style-name="ce9">
            <text:p>折合年</text:p>
          </table:table-cell>
          <table:table-cell office:value-type="string" table:number-columns-spanned="1" table:number-rows-spanned="2" table:style-name="ce53">
            <text:p>死亡數</text:p>
          </table:table-cell>
          <table:table-cell office:value-type="string" table:number-columns-spanned="1" table:number-rows-spanned="2" table:style-name="ce54">
            <text:p>月死亡</text:p>
            <text:p>率</text:p>
          </table:table-cell>
          <table:table-cell office:value-type="string" table:style-name="ce9">
            <text:p>折合年</text:p>
          </table:table-cell>
          <table:table-cell office:value-type="string" table:number-columns-spanned="1" table:number-rows-spanned="2" table:style-name="ce53">
            <text:p>合計</text:p>
          </table:table-cell>
          <table:table-cell office:value-type="string" table:number-columns-spanned="1" table:number-rows-spanned="2" table:style-name="ce54">
            <text:p>不同</text:p>
            <text:p>性別</text:p>
          </table:table-cell>
          <table:table-cell office:value-type="string" table:number-columns-spanned="1" table:number-rows-spanned="2" table:style-name="ce54">
            <text:p>相同</text:p>
            <text:p>性別</text:p>
          </table:table-cell>
          <table:table-cell office:value-type="string" table:number-columns-spanned="1" table:number-rows-spanned="2" table:style-name="ce54">
            <text:p>月結婚率</text:p>
          </table:table-cell>
          <table:table-cell office:value-type="string" table:style-name="ce9">
            <text:p>折合年</text:p>
          </table:table-cell>
          <table:table-cell office:value-type="string" table:number-columns-spanned="1" table:number-rows-spanned="2" table:style-name="ce53">
            <text:p>合計</text:p>
          </table:table-cell>
          <table:table-cell office:value-type="string" table:number-columns-spanned="1" table:number-rows-spanned="2" table:style-name="ce54">
            <text:p>不同</text:p>
            <text:p>性別</text:p>
          </table:table-cell>
          <table:table-cell office:value-type="string" table:number-columns-spanned="1" table:number-rows-spanned="2" table:style-name="ce54">
            <text:p>相同</text:p>
            <text:p>性別</text:p>
          </table:table-cell>
          <table:table-cell office:value-type="string" table:number-columns-spanned="1" table:number-rows-spanned="2" table:style-name="ce54">
            <text:p>月離婚</text:p>
            <text:p>率</text:p>
          </table:table-cell>
          <table:table-cell office:value-type="string" table:style-name="ce9">
            <text:p>折合年</text:p>
          </table:table-cell>
          <table:table-cell table:number-columns-repeated="16361"/>
        </table:table-row>
        <table:table-row table:style-name="ro4">
          <table:table-cell table:style-name="ce10"/>
          <table:table-cell office:value-type="string" table:style-name="ce36">
            <text:p>人口數</text:p>
          </table:table-cell>
          <table:covered-table-cell/>
          <table:table-cell office:value-type="string" table:style-name="ce39">
            <text:p>增加率</text:p>
          </table:table-cell>
          <table:covered-table-cell/>
          <table:covered-table-cell/>
          <table:table-cell office:value-type="string" table:style-name="ce11">
            <text:p>增加率</text:p>
          </table:table-cell>
          <table:covered-table-cell/>
          <table:covered-table-cell/>
          <table:table-cell office:value-type="string" table:style-name="ce11">
            <text:p>出生率</text:p>
          </table:table-cell>
          <table:covered-table-cell/>
          <table:covered-table-cell/>
          <table:table-cell office:value-type="string" table:style-name="ce11">
            <text:p>死亡率</text:p>
          </table:table-cell>
          <table:covered-table-cell/>
          <table:covered-table-cell/>
          <table:covered-table-cell/>
          <table:covered-table-cell/>
          <table:table-cell office:value-type="string" table:style-name="ce11">
            <text:p>結婚率</text:p>
          </table:table-cell>
          <table:covered-table-cell/>
          <table:covered-table-cell/>
          <table:covered-table-cell/>
          <table:covered-table-cell/>
          <table:table-cell office:value-type="string" table:style-name="ce11">
            <text:p>離婚率</text:p>
          </table:table-cell>
          <table:table-cell table:number-columns-repeated="16361"/>
        </table:table-row>
        <table:table-row table:style-name="ro5">
          <table:table-cell office:value-type="string" table:style-name="ce12">
            <text:p>總 <text:s text:c="3"/>計</text:p>
          </table:table-cell>
          <table:table-cell office:value-type="float" office:value="1196" table:style-name="ce13">
            <text:p><text:s text:c="3"/>1,196<text:s/></text:p>
          </table:table-cell>
          <table:table-cell office:value-type="float" office:value="5.0693865932018169E-2" table:style-name="ce14">
            <text:p><text:s text:c="3"/>0.05<text:s/></text:p>
          </table:table-cell>
          <table:table-cell office:value-type="float" office:value="0.59687938919956884" table:style-name="ce14">
            <text:p><text:s text:c="3"/>0.60<text:s/></text:p>
          </table:table-cell>
          <table:table-cell office:value-type="float" office:value="347" table:style-name="ce13">
            <text:p><text:s text:c="3"/>347<text:s/></text:p>
          </table:table-cell>
          <table:table-cell office:value-type="float" office:value="1.470800290836982E-2" table:style-name="ce14">
            <text:p><text:s text:c="3"/>0.01<text:s/></text:p>
          </table:table-cell>
          <table:table-cell office:value-type="float" office:value="0.17" table:style-name="ce14">
            <text:p><text:s text:c="3"/>0.17<text:s/></text:p>
          </table:table-cell>
          <table:table-cell office:value-type="float" office:value="14330" table:style-name="ce13">
            <text:p><text:s text:c="3"/>14,330<text:s/></text:p>
          </table:table-cell>
          <table:table-cell office:value-type="float" office:value="0.60739389532259225" table:style-name="ce14">
            <text:p><text:s text:c="3"/>0.61<text:s/></text:p>
          </table:table-cell>
          <table:table-cell office:value-type="float" office:value="7.15" table:style-name="ce14">
            <text:p><text:s text:c="3"/>7.15<text:s/></text:p>
          </table:table-cell>
          <table:table-cell office:value-type="float" office:value="13983" table:style-name="ce13">
            <text:p><text:s text:c="3"/>13,983<text:s/></text:p>
          </table:table-cell>
          <table:table-cell office:value-type="float" office:value="0.59268589241422254" table:style-name="ce14">
            <text:p><text:s text:c="3"/>0.59<text:s/></text:p>
          </table:table-cell>
          <table:table-cell office:value-type="float" office:value="6.98" table:style-name="ce14">
            <text:p><text:s text:c="3"/>6.98<text:s/></text:p>
          </table:table-cell>
          <table:table-cell office:value-type="float" office:value="5121" table:style-name="ce13">
            <text:p><text:s text:c="3"/>5,121<text:s/></text:p>
          </table:table-cell>
          <table:table-cell office:value-type="float" office:value="4918" table:style-name="ce13">
            <text:p><text:s text:c="3"/>4,918<text:s/></text:p>
          </table:table-cell>
          <table:table-cell office:value-type="float" office:value="203" table:style-name="ce13">
            <text:p><text:s text:c="3"/>203<text:s/></text:p>
          </table:table-cell>
          <table:table-cell office:value-type="float" office:value="0.21705960488115808" table:style-name="ce14">
            <text:p><text:s text:c="3"/>0.22<text:s/></text:p>
          </table:table-cell>
          <table:table-cell office:value-type="float" office:value="2.56" table:style-name="ce14">
            <text:p><text:s text:c="3"/>2.56<text:s/></text:p>
          </table:table-cell>
          <table:table-cell office:value-type="float" office:value="4665" table:style-name="ce13">
            <text:p><text:s text:c="3"/>4,665<text:s/></text:p>
          </table:table-cell>
          <table:table-cell office:value-type="float" office:value="4646" table:style-name="ce13">
            <text:p><text:s text:c="3"/>4,646<text:s/></text:p>
          </table:table-cell>
          <table:table-cell office:value-type="float" office:value="19" table:style-name="ce13">
            <text:p><text:s text:c="3"/>19<text:s/></text:p>
          </table:table-cell>
          <table:table-cell office:value-type="float" office:value="0.19773150884018792" table:style-name="ce14">
            <text:p><text:s text:c="3"/>0.20<text:s/></text:p>
          </table:table-cell>
          <table:table-cell office:value-type="float" office:value="2.33" table:style-name="ce15">
            <text:p><text:s text:c="3"/>2.33<text:s/></text:p>
          </table:table-cell>
          <table:table-cell table:number-columns-repeated="16361"/>
        </table:table-row>
        <table:table-row table:style-name="ro6">
          <table:table-cell office:value-type="string" table:style-name="ce12">
            <text:p>新北市</text:p>
          </table:table-cell>
          <table:table-cell office:value-type="float" office:value="2843" table:style-name="ce13">
            <text:p><text:s text:c="3"/>2,843<text:s/></text:p>
          </table:table-cell>
          <table:table-cell office:value-type="float" office:value="0.70936425692409877" table:style-name="ce14">
            <text:p><text:s text:c="3"/>0.71<text:s/></text:p>
          </table:table-cell>
          <table:table-cell office:value-type="float" office:value="8.3521920573321307" table:style-name="ce14">
            <text:p><text:s text:c="3"/>8.35<text:s/></text:p>
          </table:table-cell>
          <table:table-cell office:value-type="float" office:value="204" table:style-name="ce16">
            <text:p><text:s text:c="3"/>204<text:s/></text:p>
          </table:table-cell>
          <table:table-cell office:value-type="float" office:value="5.0900565744817501E-2" table:style-name="ce14">
            <text:p><text:s text:c="3"/>0.05<text:s/></text:p>
          </table:table-cell>
          <table:table-cell office:value-type="float" office:value="0.6" table:style-name="ce14">
            <text:p><text:s text:c="3"/>0.60<text:s/></text:p>
          </table:table-cell>
          <table:table-cell office:value-type="float" office:value="2223" table:style-name="ce16">
            <text:p><text:s text:c="3"/>2,223<text:s/></text:p>
          </table:table-cell>
          <table:table-cell office:value-type="float" office:value="0.55466645907220247" table:style-name="ce14">
            <text:p><text:s text:c="3"/>0.55<text:s/></text:p>
          </table:table-cell>
          <table:table-cell office:value-type="float" office:value="6.53" table:style-name="ce14">
            <text:p><text:s text:c="3"/>6.53<text:s/></text:p>
          </table:table-cell>
          <table:table-cell office:value-type="float" office:value="2019" table:style-name="ce16">
            <text:p><text:s text:c="3"/>2,019<text:s/></text:p>
          </table:table-cell>
          <table:table-cell office:value-type="float" office:value="0.50376589332738497" table:style-name="ce14">
            <text:p><text:s text:c="3"/>0.50<text:s/></text:p>
          </table:table-cell>
          <table:table-cell office:value-type="float" office:value="5.93" table:style-name="ce14">
            <text:p><text:s text:c="3"/>5.93<text:s/></text:p>
          </table:table-cell>
          <table:table-cell office:value-type="float" office:value="1032" table:style-name="ce16">
            <text:p><text:s text:c="3"/>1,032<text:s/></text:p>
          </table:table-cell>
          <table:table-cell office:value-type="float" office:value="991" table:style-name="ce16">
            <text:p><text:s text:c="3"/>991<text:s/></text:p>
          </table:table-cell>
          <table:table-cell office:value-type="float" office:value="41" table:style-name="ce16">
            <text:p><text:s text:c="3"/>41<text:s/></text:p>
          </table:table-cell>
          <table:table-cell office:value-type="float" office:value="0.25749697965025325" table:style-name="ce14">
            <text:p><text:s text:c="3"/>0.26<text:s/></text:p>
          </table:table-cell>
          <table:table-cell office:value-type="float" office:value="3.03" table:style-name="ce14">
            <text:p><text:s text:c="3"/>3.03<text:s/></text:p>
          </table:table-cell>
          <table:table-cell office:value-type="float" office:value="826" table:style-name="ce16">
            <text:p><text:s text:c="3"/>826<text:s/></text:p>
          </table:table-cell>
          <table:table-cell office:value-type="float" office:value="822" table:style-name="ce16">
            <text:p><text:s text:c="3"/>822<text:s/></text:p>
          </table:table-cell>
          <table:table-cell office:value-type="float" office:value="4" table:style-name="ce16">
            <text:p><text:s text:c="3"/>4<text:s/></text:p>
          </table:table-cell>
          <table:table-cell office:value-type="float" office:value="0.20609738875107475" table:style-name="ce14">
            <text:p><text:s text:c="3"/>0.21<text:s/></text:p>
          </table:table-cell>
          <table:table-cell office:value-type="float" office:value="2.4300000000000002" table:style-name="ce15">
            <text:p><text:s text:c="3"/>2.43<text:s/></text:p>
          </table:table-cell>
          <table:table-cell table:number-columns-repeated="16361"/>
        </table:table-row>
        <table:table-row table:style-name="ro1">
          <table:table-cell office:value-type="string" table:style-name="ce12">
            <text:p>臺北市</text:p>
          </table:table-cell>
          <table:table-cell office:value-type="float" office:value="-3854" table:style-name="ce13">
            <text:p><text:s/>－3,854<text:s/></text:p>
          </table:table-cell>
          <table:table-cell office:value-type="float" office:value="-1.4521433243607405" table:style-name="ce14">
            <text:p><text:s/>－1.45<text:s/></text:p>
          </table:table-cell>
          <table:table-cell office:value-type="float" office:value="-17.09781656102162" table:style-name="ce14">
            <text:p><text:s/>－17.10<text:s/></text:p>
          </table:table-cell>
          <table:table-cell office:value-type="float" office:value="339" table:style-name="ce16">
            <text:p><text:s text:c="3"/>339<text:s/></text:p>
          </table:table-cell>
          <table:table-cell office:value-type="float" office:value="0.12773134067418035" table:style-name="ce14">
            <text:p><text:s text:c="3"/>0.13<text:s/></text:p>
          </table:table-cell>
          <table:table-cell office:value-type="float" office:value="1.51" table:style-name="ce14">
            <text:p><text:s text:c="3"/>1.51<text:s/></text:p>
          </table:table-cell>
          <table:table-cell office:value-type="float" office:value="1718" table:style-name="ce16">
            <text:p><text:s text:c="3"/>1,718<text:s/></text:p>
          </table:table-cell>
          <table:table-cell office:value-type="float" office:value="0.64732284152873687" table:style-name="ce14">
            <text:p><text:s text:c="3"/>0.65<text:s/></text:p>
          </table:table-cell>
          <table:table-cell office:value-type="float" office:value="7.63" table:style-name="ce14">
            <text:p><text:s text:c="3"/>7.63<text:s/></text:p>
          </table:table-cell>
          <table:table-cell office:value-type="float" office:value="1379" table:style-name="ce16">
            <text:p><text:s text:c="3"/>1,379<text:s/></text:p>
          </table:table-cell>
          <table:table-cell office:value-type="float" office:value="0.51959150085455663" table:style-name="ce14">
            <text:p><text:s text:c="3"/>0.52<text:s/></text:p>
          </table:table-cell>
          <table:table-cell office:value-type="float" office:value="6.12" table:style-name="ce14">
            <text:p><text:s text:c="3"/>6.12<text:s/></text:p>
          </table:table-cell>
          <table:table-cell office:value-type="float" office:value="582" table:style-name="ce16">
            <text:p><text:s text:c="3"/>582<text:s/></text:p>
          </table:table-cell>
          <table:table-cell office:value-type="float" office:value="545" table:style-name="ce16">
            <text:p><text:s text:c="3"/>545<text:s/></text:p>
          </table:table-cell>
          <table:table-cell office:value-type="float" office:value="37" table:style-name="ce16">
            <text:p><text:s text:c="3"/>37<text:s/></text:p>
          </table:table-cell>
          <table:table-cell office:value-type="float" office:value="0.21929097425478747" table:style-name="ce14">
            <text:p><text:s text:c="3"/>0.22<text:s/></text:p>
          </table:table-cell>
          <table:table-cell office:value-type="float" office:value="2.58" table:style-name="ce14">
            <text:p><text:s text:c="3"/>2.58<text:s/></text:p>
          </table:table-cell>
          <table:table-cell office:value-type="float" office:value="481" table:style-name="ce16">
            <text:p><text:s text:c="3"/>481<text:s/></text:p>
          </table:table-cell>
          <table:table-cell office:value-type="float" office:value="480" table:style-name="ce16">
            <text:p><text:s text:c="3"/>480<text:s/></text:p>
          </table:table-cell>
          <table:table-cell office:value-type="float" office:value="1" table:style-name="ce16">
            <text:p><text:s text:c="3"/>1<text:s/></text:p>
          </table:table-cell>
          <table:table-cell office:value-type="float" office:value="0.18123532408342402" table:style-name="ce14">
            <text:p><text:s text:c="3"/>0.18<text:s/></text:p>
          </table:table-cell>
          <table:table-cell office:value-type="float" office:value="2.14" table:style-name="ce15">
            <text:p><text:s text:c="3"/>2.14<text:s/></text:p>
          </table:table-cell>
          <table:table-cell table:number-columns-repeated="16361"/>
        </table:table-row>
        <table:table-row table:style-name="ro1">
          <table:table-cell office:value-type="string" table:style-name="ce12">
            <text:p>桃園市</text:p>
          </table:table-cell>
          <table:table-cell office:value-type="float" office:value="2385" table:style-name="ce13">
            <text:p><text:s text:c="3"/>2,385<text:s/></text:p>
          </table:table-cell>
          <table:table-cell office:value-type="float" office:value="1.065710788880682" table:style-name="ce14">
            <text:p><text:s text:c="3"/>1.07<text:s/></text:p>
          </table:table-cell>
          <table:table-cell office:value-type="float" office:value="12.54788509488545" table:style-name="ce14">
            <text:p><text:s text:c="3"/>12.55<text:s/></text:p>
          </table:table-cell>
          <table:table-cell office:value-type="float" office:value="805" table:style-name="ce16">
            <text:p><text:s text:c="3"/>805<text:s/></text:p>
          </table:table-cell>
          <table:table-cell office:value-type="float" office:value="0.35970531867880456" table:style-name="ce14">
            <text:p><text:s text:c="3"/>0.36<text:s/></text:p>
          </table:table-cell>
          <table:table-cell office:value-type="float" office:value="4.2300000000000004" table:style-name="ce14">
            <text:p><text:s text:c="3"/>4.23<text:s/></text:p>
          </table:table-cell>
          <table:table-cell office:value-type="float" office:value="1870" table:style-name="ce16">
            <text:p><text:s text:c="3"/>1,870<text:s/></text:p>
          </table:table-cell>
          <table:table-cell office:value-type="float" office:value="0.83558875270728528" table:style-name="ce14">
            <text:p><text:s text:c="3"/>0.84<text:s/></text:p>
          </table:table-cell>
          <table:table-cell office:value-type="float" office:value="9.83" table:style-name="ce14">
            <text:p><text:s text:c="3"/>9.83<text:s/></text:p>
          </table:table-cell>
          <table:table-cell office:value-type="float" office:value="1065" table:style-name="ce16">
            <text:p><text:s text:c="3"/>1,065<text:s/></text:p>
          </table:table-cell>
          <table:table-cell office:value-type="float" office:value="0.4758834340284806" table:style-name="ce14">
            <text:p><text:s text:c="3"/>0.48<text:s/></text:p>
          </table:table-cell>
          <table:table-cell office:value-type="float" office:value="5.6" table:style-name="ce14">
            <text:p><text:s text:c="3"/>5.60<text:s/></text:p>
          </table:table-cell>
          <table:table-cell office:value-type="float" office:value="552" table:style-name="ce16">
            <text:p><text:s text:c="3"/>552<text:s/></text:p>
          </table:table-cell>
          <table:table-cell office:value-type="float" office:value="527" table:style-name="ce16">
            <text:p><text:s text:c="3"/>527<text:s/></text:p>
          </table:table-cell>
          <table:table-cell office:value-type="float" office:value="25" table:style-name="ce16">
            <text:p><text:s text:c="3"/>25<text:s/></text:p>
          </table:table-cell>
          <table:table-cell office:value-type="float" office:value="0.24665507566546599" table:style-name="ce14">
            <text:p><text:s text:c="3"/>0.25<text:s/></text:p>
          </table:table-cell>
          <table:table-cell office:value-type="float" office:value="2.9" table:style-name="ce14">
            <text:p><text:s text:c="3"/>2.90<text:s/></text:p>
          </table:table-cell>
          <table:table-cell office:value-type="float" office:value="484" table:style-name="ce16">
            <text:p><text:s text:c="3"/>484<text:s/></text:p>
          </table:table-cell>
          <table:table-cell office:value-type="float" office:value="481" table:style-name="ce16">
            <text:p><text:s text:c="3"/>481<text:s/></text:p>
          </table:table-cell>
          <table:table-cell office:value-type="float" office:value="3" table:style-name="ce16">
            <text:p><text:s text:c="3"/>3<text:s/></text:p>
          </table:table-cell>
          <table:table-cell office:value-type="float" office:value="0.21627003011247381" table:style-name="ce14">
            <text:p><text:s text:c="3"/>0.22<text:s/></text:p>
          </table:table-cell>
          <table:table-cell office:value-type="float" office:value="2.5499999999999998" table:style-name="ce15">
            <text:p><text:s text:c="3"/>2.55<text:s/></text:p>
          </table:table-cell>
          <table:table-cell table:number-columns-repeated="16361"/>
        </table:table-row>
        <table:table-row table:style-name="ro5">
          <table:table-cell office:value-type="string" table:style-name="ce12">
            <text:p>臺中市</text:p>
          </table:table-cell>
          <table:table-cell office:value-type="float" office:value="581" table:style-name="ce13">
            <text:p><text:s text:c="3"/>581<text:s/></text:p>
          </table:table-cell>
          <table:table-cell office:value-type="float" office:value="0.20667712977047101" table:style-name="ce14">
            <text:p><text:s text:c="3"/>0.21<text:s/></text:p>
          </table:table-cell>
          <table:table-cell office:value-type="float" office:value="2.433456527942643" table:style-name="ce14">
            <text:p><text:s text:c="3"/>2.43<text:s/></text:p>
          </table:table-cell>
          <table:table-cell office:value-type="float" office:value="284" table:style-name="ce16">
            <text:p><text:s text:c="3"/>284<text:s/></text:p>
          </table:table-cell>
          <table:table-cell office:value-type="float" office:value="0.10102634226301853" table:style-name="ce14">
            <text:p><text:s text:c="3"/>0.10<text:s/></text:p>
          </table:table-cell>
          <table:table-cell office:value-type="float" office:value="1.19" table:style-name="ce14">
            <text:p><text:s text:c="3"/>1.19<text:s/></text:p>
          </table:table-cell>
          <table:table-cell office:value-type="float" office:value="1660" table:style-name="ce16">
            <text:p><text:s text:c="3"/>1,660<text:s/></text:p>
          </table:table-cell>
          <table:table-cell office:value-type="float" office:value="0.59050608505848856" table:style-name="ce14">
            <text:p><text:s text:c="3"/>0.59<text:s/></text:p>
          </table:table-cell>
          <table:table-cell office:value-type="float" office:value="6.95" table:style-name="ce14">
            <text:p><text:s text:c="3"/>6.95<text:s/></text:p>
          </table:table-cell>
          <table:table-cell office:value-type="float" office:value="1376" table:style-name="ce16">
            <text:p><text:s text:c="3"/>1,376<text:s/></text:p>
          </table:table-cell>
          <table:table-cell office:value-type="float" office:value="0.48947974279547002" table:style-name="ce14">
            <text:p><text:s text:c="3"/>0.49<text:s/></text:p>
          </table:table-cell>
          <table:table-cell office:value-type="float" office:value="5.76" table:style-name="ce14">
            <text:p><text:s text:c="3"/>5.76<text:s/></text:p>
          </table:table-cell>
          <table:table-cell office:value-type="float" office:value="609" table:style-name="ce16">
            <text:p><text:s text:c="3"/>609<text:s/></text:p>
          </table:table-cell>
          <table:table-cell office:value-type="float" office:value="580" table:style-name="ce16">
            <text:p><text:s text:c="3"/>580<text:s/></text:p>
          </table:table-cell>
          <table:table-cell office:value-type="float" office:value="29" table:style-name="ce16">
            <text:p><text:s text:c="3"/>29<text:s/></text:p>
          </table:table-cell>
          <table:table-cell office:value-type="float" office:value="0.21663747337386718" table:style-name="ce14">
            <text:p><text:s text:c="3"/>0.22<text:s/></text:p>
          </table:table-cell>
          <table:table-cell office:value-type="float" office:value="2.5499999999999998" table:style-name="ce14">
            <text:p><text:s text:c="3"/>2.55<text:s/></text:p>
          </table:table-cell>
          <table:table-cell office:value-type="float" office:value="557" table:style-name="ce16">
            <text:p><text:s text:c="3"/>557<text:s/></text:p>
          </table:table-cell>
          <table:table-cell office:value-type="float" office:value="555" table:style-name="ce16">
            <text:p><text:s text:c="3"/>555<text:s/></text:p>
          </table:table-cell>
          <table:table-cell office:value-type="float" office:value="2" table:style-name="ce16">
            <text:p><text:s text:c="3"/>2<text:s/></text:p>
          </table:table-cell>
          <table:table-cell office:value-type="float" office:value="0.19813969239613141" table:style-name="ce14">
            <text:p><text:s text:c="3"/>0.20<text:s/></text:p>
          </table:table-cell>
          <table:table-cell office:value-type="float" office:value="2.33" table:style-name="ce15">
            <text:p><text:s text:c="3"/>2.33<text:s/></text:p>
          </table:table-cell>
          <table:table-cell table:number-columns-repeated="16361"/>
        </table:table-row>
        <table:table-row table:style-name="ro1">
          <table:table-cell office:value-type="string" table:style-name="ce12">
            <text:p>臺南市</text:p>
          </table:table-cell>
          <table:table-cell office:value-type="float" office:value="-66" table:style-name="ce13">
            <text:p><text:s/>－66<text:s/></text:p>
          </table:table-cell>
          <table:table-cell office:value-type="float" office:value="-3.5072877187537863E-2" table:style-name="ce14">
            <text:p><text:s/>－0.04<text:s/></text:p>
          </table:table-cell>
          <table:table-cell office:value-type="float" office:value="-0.41295484430488133" table:style-name="ce14">
            <text:p><text:s/>－0.41<text:s/></text:p>
          </table:table-cell>
          <table:table-cell office:value-type="float" office:value="-259" table:style-name="ce16">
            <text:p><text:s/>－259<text:s/></text:p>
          </table:table-cell>
          <table:table-cell office:value-type="float" office:value="-0.13763447259958039" table:style-name="ce14">
            <text:p><text:s/>－0.14<text:s/></text:p>
          </table:table-cell>
          <table:table-cell office:value-type="float" office:value="-1.62" table:style-name="ce14">
            <text:p><text:s/>－1.62<text:s/></text:p>
          </table:table-cell>
          <table:table-cell office:value-type="float" office:value="969" table:style-name="ce16">
            <text:p><text:s text:c="3"/>969<text:s/></text:p>
          </table:table-cell>
          <table:table-cell office:value-type="float" office:value="0.51493360598066951" table:style-name="ce14">
            <text:p><text:s text:c="3"/>0.51<text:s/></text:p>
          </table:table-cell>
          <table:table-cell office:value-type="float" office:value="6.06" table:style-name="ce14">
            <text:p><text:s text:c="3"/>6.06<text:s/></text:p>
          </table:table-cell>
          <table:table-cell office:value-type="float" office:value="1228" table:style-name="ce16">
            <text:p><text:s text:c="3"/>1,228<text:s/></text:p>
          </table:table-cell>
          <table:table-cell office:value-type="float" office:value="0.6525680785802499" table:style-name="ce14">
            <text:p><text:s text:c="3"/>0.65<text:s/></text:p>
          </table:table-cell>
          <table:table-cell office:value-type="float" office:value="7.68" table:style-name="ce14">
            <text:p><text:s text:c="3"/>7.68<text:s/></text:p>
          </table:table-cell>
          <table:table-cell office:value-type="float" office:value="369" table:style-name="ce16">
            <text:p><text:s text:c="3"/>369<text:s/></text:p>
          </table:table-cell>
          <table:table-cell office:value-type="float" office:value="357" table:style-name="ce16">
            <text:p><text:s text:c="3"/>357<text:s/></text:p>
          </table:table-cell>
          <table:table-cell office:value-type="float" office:value="12" table:style-name="ce16">
            <text:p><text:s text:c="3"/>12<text:s/></text:p>
          </table:table-cell>
          <table:table-cell office:value-type="float" office:value="0.19608926791214351" table:style-name="ce14">
            <text:p><text:s text:c="3"/>0.20<text:s/></text:p>
          </table:table-cell>
          <table:table-cell office:value-type="float" office:value="2.31" table:style-name="ce14">
            <text:p><text:s text:c="3"/>2.31<text:s/></text:p>
          </table:table-cell>
          <table:table-cell office:value-type="float" office:value="358" table:style-name="ce16">
            <text:p><text:s text:c="3"/>358<text:s/></text:p>
          </table:table-cell>
          <table:table-cell office:value-type="float" office:value="358" table:style-name="ce16">
            <text:p><text:s text:c="3"/>358<text:s/></text:p>
          </table:table-cell>
          <table:table-cell office:value-type="float" office:value="0" table:style-name="ce16">
            <text:p>－<text:s/></text:p>
          </table:table-cell>
          <table:table-cell office:value-type="float" office:value="0.19024378838088721" table:style-name="ce14">
            <text:p><text:s text:c="3"/>0.19<text:s/></text:p>
          </table:table-cell>
          <table:table-cell office:value-type="float" office:value="2.2400000000000002" table:style-name="ce15">
            <text:p><text:s text:c="3"/>2.24<text:s/></text:p>
          </table:table-cell>
          <table:table-cell table:number-columns-repeated="16361"/>
        </table:table-row>
        <table:table-row table:style-name="ro1">
          <table:table-cell office:value-type="string" table:style-name="ce12">
            <text:p>高雄市</text:p>
          </table:table-cell>
          <table:table-cell office:value-type="float" office:value="195" table:style-name="ce13">
            <text:p><text:s text:c="3"/>195<text:s/></text:p>
          </table:table-cell>
          <table:table-cell office:value-type="float" office:value="7.0305967967158822E-2" table:style-name="ce14">
            <text:p><text:s text:c="3"/>0.07<text:s/></text:p>
          </table:table-cell>
          <table:table-cell office:value-type="float" office:value="0.82779607445203118" table:style-name="ce14">
            <text:p><text:s text:c="3"/>0.83<text:s/></text:p>
          </table:table-cell>
          <table:table-cell office:value-type="float" office:value="-99" table:style-name="ce16">
            <text:p><text:s/>－99<text:s/></text:p>
          </table:table-cell>
          <table:table-cell office:value-type="float" office:value="-3.5693799121788328E-2" table:style-name="ce14">
            <text:p><text:s/>－0.04<text:s/></text:p>
          </table:table-cell>
          <table:table-cell office:value-type="float" office:value="-0.42" table:style-name="ce14">
            <text:p><text:s/>－0.42<text:s/></text:p>
          </table:table-cell>
          <table:table-cell office:value-type="float" office:value="1615" table:style-name="ce16">
            <text:p><text:s text:c="3"/>1,615<text:s/></text:p>
          </table:table-cell>
          <table:table-cell office:value-type="float" office:value="0.58227763213826411" table:style-name="ce14">
            <text:p><text:s text:c="3"/>0.58<text:s/></text:p>
          </table:table-cell>
          <table:table-cell office:value-type="float" office:value="6.86" table:style-name="ce14">
            <text:p><text:s text:c="3"/>6.86<text:s/></text:p>
          </table:table-cell>
          <table:table-cell office:value-type="float" office:value="1714" table:style-name="ce16">
            <text:p><text:s text:c="3"/>1,714<text:s/></text:p>
          </table:table-cell>
          <table:table-cell office:value-type="float" office:value="0.6179714312600525" table:style-name="ce14">
            <text:p><text:s text:c="3"/>0.62<text:s/></text:p>
          </table:table-cell>
          <table:table-cell office:value-type="float" office:value="7.28" table:style-name="ce14">
            <text:p><text:s text:c="3"/>7.28<text:s/></text:p>
          </table:table-cell>
          <table:table-cell office:value-type="float" office:value="616" table:style-name="ce16">
            <text:p><text:s text:c="3"/>616<text:s/></text:p>
          </table:table-cell>
          <table:table-cell office:value-type="float" office:value="587" table:style-name="ce16">
            <text:p><text:s text:c="3"/>587<text:s/></text:p>
          </table:table-cell>
          <table:table-cell office:value-type="float" office:value="29" table:style-name="ce16">
            <text:p><text:s text:c="3"/>29<text:s/></text:p>
          </table:table-cell>
          <table:table-cell office:value-type="float" office:value="0.22209475009112736" table:style-name="ce14">
            <text:p><text:s text:c="3"/>0.22<text:s/></text:p>
          </table:table-cell>
          <table:table-cell office:value-type="float" office:value="2.61" table:style-name="ce14">
            <text:p><text:s text:c="3"/>2.61<text:s/></text:p>
          </table:table-cell>
          <table:table-cell office:value-type="float" office:value="564" table:style-name="ce16">
            <text:p><text:s text:c="3"/>564<text:s/></text:p>
          </table:table-cell>
          <table:table-cell office:value-type="float" office:value="560" table:style-name="ce16">
            <text:p><text:s text:c="3"/>560<text:s/></text:p>
          </table:table-cell>
          <table:table-cell office:value-type="float" office:value="4" table:style-name="ce16">
            <text:p><text:s text:c="3"/>4<text:s/></text:p>
          </table:table-cell>
          <table:table-cell office:value-type="float" office:value="0.20334649196655166" table:style-name="ce14">
            <text:p><text:s text:c="3"/>0.20<text:s/></text:p>
          </table:table-cell>
          <table:table-cell office:value-type="float" office:value="2.39" table:style-name="ce15">
            <text:p><text:s text:c="3"/>2.39<text:s/></text:p>
          </table:table-cell>
          <table:table-cell table:number-columns-repeated="16361"/>
        </table:table-row>
        <table:table-row table:style-name="ro7">
          <table:table-cell office:value-type="string" table:style-name="ce12">
            <text:p>臺灣省</text:p>
          </table:table-cell>
          <table:table-cell office:value-type="float" office:value="-853" table:style-name="ce13">
            <text:p><text:s/>－853<text:s/></text:p>
          </table:table-cell>
          <table:table-cell office:value-type="float" office:value="-0.12058461343159918" table:style-name="ce14">
            <text:p><text:s/>－0.12<text:s/></text:p>
          </table:table-cell>
          <table:table-cell office:value-type="float" office:value="-1.4197865775010872" table:style-name="ce14">
            <text:p><text:s/>－1.42<text:s/></text:p>
          </table:table-cell>
          <table:table-cell office:value-type="float" office:value="-969" table:style-name="ce16">
            <text:p><text:s/>－969<text:s/></text:p>
          </table:table-cell>
          <table:table-cell office:value-type="float" office:value="-0.13698298993577915" table:style-name="ce14">
            <text:p><text:s/>－0.14<text:s/></text:p>
          </table:table-cell>
          <table:table-cell office:value-type="float" office:value="-1.61" table:style-name="ce14">
            <text:p><text:s/>－1.61<text:s/></text:p>
          </table:table-cell>
          <table:table-cell office:value-type="float" office:value="4160" table:style-name="ce16">
            <text:p><text:s text:c="3"/>4,160<text:s/></text:p>
          </table:table-cell>
          <table:table-cell office:value-type="float" office:value="0.58807970911541929" table:style-name="ce14">
            <text:p><text:s text:c="3"/>0.59<text:s/></text:p>
          </table:table-cell>
          <table:table-cell office:value-type="float" office:value="6.92" table:style-name="ce14">
            <text:p><text:s text:c="3"/>6.92<text:s/></text:p>
          </table:table-cell>
          <table:table-cell office:value-type="float" office:value="5129" table:style-name="ce16">
            <text:p><text:s text:c="3"/>5,129<text:s/></text:p>
          </table:table-cell>
          <table:table-cell office:value-type="float" office:value="0.72506269905119836" table:style-name="ce14">
            <text:p><text:s text:c="3"/>0.73<text:s/></text:p>
          </table:table-cell>
          <table:table-cell office:value-type="float" office:value="8.5399999999999991" table:style-name="ce14">
            <text:p><text:s text:c="3"/>8.54<text:s/></text:p>
          </table:table-cell>
          <table:table-cell office:value-type="float" office:value="1342" table:style-name="ce16">
            <text:p><text:s text:c="3"/>1,342<text:s/></text:p>
          </table:table-cell>
          <table:table-cell office:value-type="float" office:value="1313" table:style-name="ce16">
            <text:p><text:s text:c="3"/>1,313<text:s/></text:p>
          </table:table-cell>
          <table:table-cell office:value-type="float" office:value="29" table:style-name="ce16">
            <text:p><text:s text:c="3"/>29<text:s/></text:p>
          </table:table-cell>
          <table:table-cell office:value-type="float" office:value="0.18971225231559918" table:style-name="ce14">
            <text:p><text:s text:c="3"/>0.19<text:s/></text:p>
          </table:table-cell>
          <table:table-cell office:value-type="float" office:value="2.23" table:style-name="ce14">
            <text:p><text:s text:c="3"/>2.23<text:s/></text:p>
          </table:table-cell>
          <table:table-cell office:value-type="float" office:value="1365" table:style-name="ce16">
            <text:p><text:s text:c="3"/>1,365<text:s/></text:p>
          </table:table-cell>
          <table:table-cell office:value-type="float" office:value="1360" table:style-name="ce16">
            <text:p><text:s text:c="3"/>1,360<text:s/></text:p>
          </table:table-cell>
          <table:table-cell office:value-type="float" office:value="5" table:style-name="ce16">
            <text:p><text:s text:c="3"/>5<text:s/></text:p>
          </table:table-cell>
          <table:table-cell office:value-type="float" office:value="0.19296365455349695" table:style-name="ce14">
            <text:p><text:s text:c="3"/>0.19<text:s/></text:p>
          </table:table-cell>
          <table:table-cell office:value-type="float" office:value="2.27" table:style-name="ce15">
            <text:p><text:s text:c="3"/>2.27<text:s/></text:p>
          </table:table-cell>
          <table:table-cell table:number-columns-repeated="16361"/>
        </table:table-row>
        <table:table-row table:style-name="ro8">
          <table:table-cell office:value-type="string" table:style-name="ce17">
            <text:p>宜蘭縣</text:p>
          </table:table-cell>
          <table:table-cell office:value-type="float" office:value="-57" table:style-name="ce18">
            <text:p><text:s/>－57<text:s/></text:p>
          </table:table-cell>
          <table:table-cell office:value-type="float" office:value="-0.12537502529496125" table:style-name="ce19">
            <text:p><text:s/>－0.13<text:s/></text:p>
          </table:table-cell>
          <table:table-cell office:value-type="float" office:value="-1.4761898139568017" table:style-name="ce19">
            <text:p><text:s/>－1.48<text:s/></text:p>
          </table:table-cell>
          <table:table-cell office:value-type="float" office:value="-72" table:style-name="ce20">
            <text:p><text:s/>－72<text:s/></text:p>
          </table:table-cell>
          <table:table-cell office:value-type="float" office:value="-0.15836845300416155" table:style-name="ce19">
            <text:p><text:s/>－0.16<text:s/></text:p>
          </table:table-cell>
          <table:table-cell office:value-type="float" office:value="-1.86" table:style-name="ce19">
            <text:p><text:s/>－1.86<text:s/></text:p>
          </table:table-cell>
          <table:table-cell office:value-type="float" office:value="265" table:style-name="ce20">
            <text:p><text:s text:c="3"/>265<text:s/></text:p>
          </table:table-cell>
          <table:table-cell office:value-type="float" office:value="0.58288388952920578" table:style-name="ce19">
            <text:p><text:s text:c="3"/>0.58<text:s/></text:p>
          </table:table-cell>
          <table:table-cell office:value-type="float" office:value="6.86" table:style-name="ce19">
            <text:p><text:s text:c="3"/>6.86<text:s/></text:p>
          </table:table-cell>
          <table:table-cell office:value-type="float" office:value="337" table:style-name="ce20">
            <text:p><text:s text:c="3"/>337<text:s/></text:p>
          </table:table-cell>
          <table:table-cell office:value-type="float" office:value="0.74125234253336736" table:style-name="ce19">
            <text:p><text:s text:c="3"/>0.74<text:s/></text:p>
          </table:table-cell>
          <table:table-cell office:value-type="float" office:value="8.73" table:style-name="ce19">
            <text:p><text:s text:c="3"/>8.73<text:s/></text:p>
          </table:table-cell>
          <table:table-cell office:value-type="float" office:value="91" table:style-name="ce20">
            <text:p><text:s text:c="3"/>91<text:s/></text:p>
          </table:table-cell>
          <table:table-cell office:value-type="float" office:value="89" table:style-name="ce20">
            <text:p><text:s text:c="3"/>89<text:s/></text:p>
          </table:table-cell>
          <table:table-cell office:value-type="float" office:value="2" table:style-name="ce20">
            <text:p><text:s text:c="3"/>2<text:s/></text:p>
          </table:table-cell>
          <table:table-cell office:value-type="float" office:value="0.20016012810248196" table:style-name="ce19">
            <text:p><text:s text:c="3"/>0.20<text:s/></text:p>
          </table:table-cell>
          <table:table-cell office:value-type="float" office:value="2.36" table:style-name="ce19">
            <text:p><text:s text:c="3"/>2.36<text:s/></text:p>
          </table:table-cell>
          <table:table-cell office:value-type="float" office:value="94" table:style-name="ce20">
            <text:p><text:s text:c="3"/>94<text:s/></text:p>
          </table:table-cell>
          <table:table-cell office:value-type="float" office:value="94" table:style-name="ce20">
            <text:p><text:s text:c="3"/>94<text:s/></text:p>
          </table:table-cell>
          <table:table-cell office:value-type="float" office:value="0" table:style-name="ce20">
            <text:p>－<text:s/></text:p>
          </table:table-cell>
          <table:table-cell office:value-type="float" office:value="0.20675881364432205" table:style-name="ce19">
            <text:p><text:s text:c="3"/>0.21<text:s/></text:p>
          </table:table-cell>
          <table:table-cell office:value-type="float" office:value="2.4300000000000002" table:style-name="ce21">
            <text:p><text:s text:c="3"/>2.43<text:s/></text:p>
          </table:table-cell>
          <table:table-cell table:number-columns-repeated="16361"/>
        </table:table-row>
        <table:table-row table:style-name="ro9">
          <table:table-cell office:value-type="string" table:style-name="ce17">
            <text:p>新竹縣</text:p>
          </table:table-cell>
          <table:table-cell office:value-type="float" office:value="1087" table:style-name="ce18">
            <text:p><text:s text:c="3"/>1,087<text:s/></text:p>
          </table:table-cell>
          <table:table-cell office:value-type="float" office:value="1.9385824272050707" table:style-name="ce19">
            <text:p><text:s text:c="3"/>1.94<text:s/></text:p>
          </table:table-cell>
          <table:table-cell office:value-type="float" office:value="22.825244707414541" table:style-name="ce19">
            <text:p><text:s text:c="3"/>22.83<text:s/></text:p>
          </table:table-cell>
          <table:table-cell office:value-type="float" office:value="71" table:style-name="ce20">
            <text:p><text:s text:c="3"/>71<text:s/></text:p>
          </table:table-cell>
          <table:table-cell office:value-type="float" office:value="0.12662313921946644" table:style-name="ce19">
            <text:p><text:s text:c="3"/>0.13<text:s/></text:p>
          </table:table-cell>
          <table:table-cell office:value-type="float" office:value="1.49" table:style-name="ce19">
            <text:p><text:s text:c="3"/>1.49<text:s/></text:p>
          </table:table-cell>
          <table:table-cell office:value-type="float" office:value="346" table:style-name="ce20">
            <text:p><text:s text:c="3"/>346<text:s/></text:p>
          </table:table-cell>
          <table:table-cell office:value-type="float" office:value="0.61706487563289281" table:style-name="ce19">
            <text:p><text:s text:c="3"/>0.62<text:s/></text:p>
          </table:table-cell>
          <table:table-cell office:value-type="float" office:value="7.26" table:style-name="ce19">
            <text:p><text:s text:c="3"/>7.26<text:s/></text:p>
          </table:table-cell>
          <table:table-cell office:value-type="float" office:value="275" table:style-name="ce20">
            <text:p><text:s text:c="3"/>275<text:s/></text:p>
          </table:table-cell>
          <table:table-cell office:value-type="float" office:value="0.49044173641342631" table:style-name="ce19">
            <text:p><text:s text:c="3"/>0.49<text:s/></text:p>
          </table:table-cell>
          <table:table-cell office:value-type="float" office:value="5.77" table:style-name="ce19">
            <text:p><text:s text:c="3"/>5.77<text:s/></text:p>
          </table:table-cell>
          <table:table-cell office:value-type="float" office:value="109" table:style-name="ce20">
            <text:p><text:s text:c="3"/>109<text:s/></text:p>
          </table:table-cell>
          <table:table-cell office:value-type="float" office:value="107" table:style-name="ce20">
            <text:p><text:s text:c="3"/>107<text:s/></text:p>
          </table:table-cell>
          <table:table-cell office:value-type="float" office:value="2" table:style-name="ce20">
            <text:p><text:s text:c="3"/>2<text:s/></text:p>
          </table:table-cell>
          <table:table-cell office:value-type="float" office:value="0.19439327006932169" table:style-name="ce19">
            <text:p><text:s text:c="3"/>0.19<text:s/></text:p>
          </table:table-cell>
          <table:table-cell office:value-type="float" office:value="2.29" table:style-name="ce19">
            <text:p><text:s text:c="3"/>2.29<text:s/></text:p>
          </table:table-cell>
          <table:table-cell office:value-type="float" office:value="125" table:style-name="ce20">
            <text:p><text:s text:c="3"/>125<text:s/></text:p>
          </table:table-cell>
          <table:table-cell office:value-type="float" office:value="125" table:style-name="ce20">
            <text:p><text:s text:c="3"/>125<text:s/></text:p>
          </table:table-cell>
          <table:table-cell office:value-type="float" office:value="0" table:style-name="ce20">
            <text:p>－<text:s/></text:p>
          </table:table-cell>
          <table:table-cell office:value-type="float" office:value="0.22292806200610288" table:style-name="ce19">
            <text:p><text:s text:c="3"/>0.22<text:s/></text:p>
          </table:table-cell>
          <table:table-cell office:value-type="float" office:value="2.62" table:style-name="ce21">
            <text:p><text:s text:c="3"/>2.62<text:s/></text:p>
          </table:table-cell>
          <table:table-cell table:number-columns-repeated="16361"/>
        </table:table-row>
        <table:table-row table:style-name="ro9">
          <table:table-cell office:value-type="string" table:style-name="ce17">
            <text:p>苗栗縣</text:p>
          </table:table-cell>
          <table:table-cell office:value-type="float" office:value="-37" table:style-name="ce18">
            <text:p><text:s/>－37<text:s/></text:p>
          </table:table-cell>
          <table:table-cell office:value-type="float" office:value="-6.7708400050506809E-2" table:style-name="ce19">
            <text:p><text:s/>－0.07<text:s/></text:p>
          </table:table-cell>
          <table:table-cell office:value-type="float" office:value="-0.79721180704628991" table:style-name="ce19">
            <text:p><text:s/>－0.80<text:s/></text:p>
          </table:table-cell>
          <table:table-cell office:value-type="float" office:value="-158" table:style-name="ce20">
            <text:p><text:s/>－158<text:s/></text:p>
          </table:table-cell>
          <table:table-cell office:value-type="float" office:value="-0.28913316778324527" table:style-name="ce19">
            <text:p><text:s/>－0.29<text:s/></text:p>
          </table:table-cell>
          <table:table-cell office:value-type="float" office:value="-3.4" table:style-name="ce19">
            <text:p><text:s/>－3.40<text:s/></text:p>
          </table:table-cell>
          <table:table-cell office:value-type="float" office:value="250" table:style-name="ce20">
            <text:p><text:s text:c="3"/>250<text:s/></text:p>
          </table:table-cell>
          <table:table-cell office:value-type="float" office:value="0.45748918953045137" table:style-name="ce19">
            <text:p><text:s text:c="3"/>0.46<text:s/></text:p>
          </table:table-cell>
          <table:table-cell office:value-type="float" office:value="5.39" table:style-name="ce19">
            <text:p><text:s text:c="3"/>5.39<text:s/></text:p>
          </table:table-cell>
          <table:table-cell office:value-type="float" office:value="408" table:style-name="ce20">
            <text:p><text:s text:c="3"/>408<text:s/></text:p>
          </table:table-cell>
          <table:table-cell office:value-type="float" office:value="0.74662235731369675" table:style-name="ce19">
            <text:p><text:s text:c="3"/>0.75<text:s/></text:p>
          </table:table-cell>
          <table:table-cell office:value-type="float" office:value="8.7899999999999991" table:style-name="ce19">
            <text:p><text:s text:c="3"/>8.79<text:s/></text:p>
          </table:table-cell>
          <table:table-cell office:value-type="float" office:value="85" table:style-name="ce20">
            <text:p><text:s text:c="3"/>85<text:s/></text:p>
          </table:table-cell>
          <table:table-cell office:value-type="float" office:value="84" table:style-name="ce20">
            <text:p><text:s text:c="3"/>84<text:s/></text:p>
          </table:table-cell>
          <table:table-cell office:value-type="float" office:value="1" table:style-name="ce20">
            <text:p><text:s text:c="3"/>1<text:s/></text:p>
          </table:table-cell>
          <table:table-cell office:value-type="float" office:value="0.15554632444035346" table:style-name="ce19">
            <text:p><text:s text:c="3"/>0.16<text:s/></text:p>
          </table:table-cell>
          <table:table-cell office:value-type="float" office:value="1.83" table:style-name="ce19">
            <text:p><text:s text:c="3"/>1.83<text:s/></text:p>
          </table:table-cell>
          <table:table-cell office:value-type="float" office:value="109" table:style-name="ce20">
            <text:p><text:s text:c="3"/>109<text:s/></text:p>
          </table:table-cell>
          <table:table-cell office:value-type="float" office:value="108" table:style-name="ce20">
            <text:p><text:s text:c="3"/>108<text:s/></text:p>
          </table:table-cell>
          <table:table-cell office:value-type="float" office:value="1" table:style-name="ce20">
            <text:p><text:s text:c="3"/>1<text:s/></text:p>
          </table:table-cell>
          <table:table-cell office:value-type="float" office:value="0.1994652866352768" table:style-name="ce19">
            <text:p><text:s text:c="3"/>0.20<text:s/></text:p>
          </table:table-cell>
          <table:table-cell office:value-type="float" office:value="2.35" table:style-name="ce21">
            <text:p><text:s text:c="3"/>2.35<text:s/></text:p>
          </table:table-cell>
          <table:table-cell table:number-columns-repeated="16361"/>
        </table:table-row>
        <table:table-row table:style-name="ro9">
          <table:table-cell office:value-type="string" table:style-name="ce17">
            <text:p>彰化縣</text:p>
          </table:table-cell>
          <table:table-cell office:value-type="float" office:value="-661" table:style-name="ce18">
            <text:p><text:s/>－661<text:s/></text:p>
          </table:table-cell>
          <table:table-cell office:value-type="float" office:value="-0.51872674165838739" table:style-name="ce19">
            <text:p><text:s/>－0.52<text:s/></text:p>
          </table:table-cell>
          <table:table-cell office:value-type="float" office:value="-6.1075890550100462" table:style-name="ce19">
            <text:p><text:s/>－6.11<text:s/></text:p>
          </table:table-cell>
          <table:table-cell office:value-type="float" office:value="104" table:style-name="ce20">
            <text:p><text:s text:c="3"/>104<text:s/></text:p>
          </table:table-cell>
          <table:table-cell office:value-type="float" office:value="8.1615100049126019E-2" table:style-name="ce19">
            <text:p><text:s text:c="3"/>0.08<text:s/></text:p>
          </table:table-cell>
          <table:table-cell office:value-type="float" office:value="0.96" table:style-name="ce19">
            <text:p><text:s text:c="3"/>0.96<text:s/></text:p>
          </table:table-cell>
          <table:table-cell office:value-type="float" office:value="992" table:style-name="ce20">
            <text:p><text:s text:c="3"/>992<text:s/></text:p>
          </table:table-cell>
          <table:table-cell office:value-type="float" office:value="0.7784824927762789" table:style-name="ce19">
            <text:p><text:s text:c="3"/>0.78<text:s/></text:p>
          </table:table-cell>
          <table:table-cell office:value-type="float" office:value="9.17" table:style-name="ce19">
            <text:p><text:s text:c="3"/>9.17<text:s/></text:p>
          </table:table-cell>
          <table:table-cell office:value-type="float" office:value="888" table:style-name="ce20">
            <text:p><text:s text:c="3"/>888<text:s/></text:p>
          </table:table-cell>
          <table:table-cell office:value-type="float" office:value="0.69686739272715292" table:style-name="ce19">
            <text:p><text:s text:c="3"/>0.70<text:s/></text:p>
          </table:table-cell>
          <table:table-cell office:value-type="float" office:value="8.2100000000000009" table:style-name="ce19">
            <text:p><text:s text:c="3"/>8.21<text:s/></text:p>
          </table:table-cell>
          <table:table-cell office:value-type="float" office:value="207" table:style-name="ce20">
            <text:p><text:s text:c="3"/>207<text:s/></text:p>
          </table:table-cell>
          <table:table-cell office:value-type="float" office:value="206" table:style-name="ce20">
            <text:p><text:s text:c="3"/>206<text:s/></text:p>
          </table:table-cell>
          <table:table-cell office:value-type="float" office:value="1" table:style-name="ce20">
            <text:p><text:s text:c="3"/>1<text:s/></text:p>
          </table:table-cell>
          <table:table-cell office:value-type="float" office:value="0.16244543952085658" table:style-name="ce19">
            <text:p><text:s text:c="3"/>0.16<text:s/></text:p>
          </table:table-cell>
          <table:table-cell office:value-type="float" office:value="1.91" table:style-name="ce19">
            <text:p><text:s text:c="3"/>1.91<text:s/></text:p>
          </table:table-cell>
          <table:table-cell office:value-type="float" office:value="213" table:style-name="ce20">
            <text:p><text:s text:c="3"/>213<text:s/></text:p>
          </table:table-cell>
          <table:table-cell office:value-type="float" office:value="213" table:style-name="ce20">
            <text:p><text:s text:c="3"/>213<text:s/></text:p>
          </table:table-cell>
          <table:table-cell office:value-type="float" office:value="0" table:style-name="ce20">
            <text:p>－<text:s/></text:p>
          </table:table-cell>
          <table:table-cell office:value-type="float" office:value="0.16715400298522923" table:style-name="ce19">
            <text:p><text:s text:c="3"/>0.17<text:s/></text:p>
          </table:table-cell>
          <table:table-cell office:value-type="float" office:value="1.97" table:style-name="ce21">
            <text:p><text:s text:c="3"/>1.97<text:s/></text:p>
          </table:table-cell>
          <table:table-cell table:number-columns-repeated="16361" table:style-name="ce1"/>
        </table:table-row>
        <table:table-row table:style-name="ro5">
          <table:table-cell office:value-type="string" table:style-name="ce17">
            <text:p>南投縣</text:p>
          </table:table-cell>
          <table:table-cell office:value-type="float" office:value="-22" table:style-name="ce18">
            <text:p><text:s/>－22<text:s/></text:p>
          </table:table-cell>
          <table:table-cell office:value-type="float" office:value="-4.4436903636554607E-2" table:style-name="ce19">
            <text:p><text:s/>－0.04<text:s/></text:p>
          </table:table-cell>
          <table:table-cell office:value-type="float" office:value="-0.52320870410782039" table:style-name="ce19">
            <text:p><text:s/>－0.52<text:s/></text:p>
          </table:table-cell>
          <table:table-cell office:value-type="float" office:value="-90" table:style-name="ce20">
            <text:p><text:s/>－90<text:s/></text:p>
          </table:table-cell>
          <table:table-cell office:value-type="float" office:value="-0.18178733305863248" table:style-name="ce19">
            <text:p><text:s/>－0.18<text:s/></text:p>
          </table:table-cell>
          <table:table-cell office:value-type="float" office:value="-2.14" table:style-name="ce19">
            <text:p><text:s/>－2.14<text:s/></text:p>
          </table:table-cell>
          <table:table-cell office:value-type="float" office:value="248" table:style-name="ce20">
            <text:p><text:s text:c="3"/>248<text:s/></text:p>
          </table:table-cell>
          <table:table-cell office:value-type="float" office:value="0.50092509553934284" table:style-name="ce19">
            <text:p><text:s text:c="3"/>0.50<text:s/></text:p>
          </table:table-cell>
          <table:table-cell office:value-type="float" office:value="5.9" table:style-name="ce19">
            <text:p><text:s text:c="3"/>5.90<text:s/></text:p>
          </table:table-cell>
          <table:table-cell office:value-type="float" office:value="338" table:style-name="ce20">
            <text:p><text:s text:c="3"/>338<text:s/></text:p>
          </table:table-cell>
          <table:table-cell office:value-type="float" office:value="0.68271242859797532" table:style-name="ce19">
            <text:p><text:s text:c="3"/>0.68<text:s/></text:p>
          </table:table-cell>
          <table:table-cell office:value-type="float" office:value="8.0399999999999991" table:style-name="ce19">
            <text:p><text:s text:c="3"/>8.04<text:s/></text:p>
          </table:table-cell>
          <table:table-cell office:value-type="float" office:value="87" table:style-name="ce20">
            <text:p><text:s text:c="3"/>87<text:s/></text:p>
          </table:table-cell>
          <table:table-cell office:value-type="float" office:value="87" table:style-name="ce20">
            <text:p><text:s text:c="3"/>87<text:s/></text:p>
          </table:table-cell>
          <table:table-cell office:value-type="float" office:value="0" table:style-name="ce20">
            <text:p>－<text:s/></text:p>
          </table:table-cell>
          <table:table-cell office:value-type="float" office:value="0.17572775529001139" table:style-name="ce19">
            <text:p><text:s text:c="3"/>0.18<text:s/></text:p>
          </table:table-cell>
          <table:table-cell office:value-type="float" office:value="2.0699999999999998" table:style-name="ce19">
            <text:p><text:s text:c="3"/>2.07<text:s/></text:p>
          </table:table-cell>
          <table:table-cell office:value-type="float" office:value="90" table:style-name="ce20">
            <text:p><text:s text:c="3"/>90<text:s/></text:p>
          </table:table-cell>
          <table:table-cell office:value-type="float" office:value="90" table:style-name="ce20">
            <text:p><text:s text:c="3"/>90<text:s/></text:p>
          </table:table-cell>
          <table:table-cell office:value-type="float" office:value="0" table:style-name="ce20">
            <text:p>－<text:s/></text:p>
          </table:table-cell>
          <table:table-cell office:value-type="float" office:value="0.18178733305863248" table:style-name="ce19">
            <text:p><text:s text:c="3"/>0.18<text:s/></text:p>
          </table:table-cell>
          <table:table-cell office:value-type="float" office:value="2.14" table:style-name="ce21">
            <text:p><text:s text:c="3"/>2.14<text:s/></text:p>
          </table:table-cell>
          <table:table-cell table:number-columns-repeated="16361" table:style-name="ce1"/>
        </table:table-row>
        <table:table-row table:style-name="ro9">
          <table:table-cell office:value-type="string" table:style-name="ce17">
            <text:p>雲林縣</text:p>
          </table:table-cell>
          <table:table-cell office:value-type="float" office:value="-335" table:style-name="ce18">
            <text:p><text:s/>－335<text:s/></text:p>
          </table:table-cell>
          <table:table-cell office:value-type="float" office:value="-0.49054636614966496" table:style-name="ce19">
            <text:p><text:s/>－0.49<text:s/></text:p>
          </table:table-cell>
          <table:table-cell office:value-type="float" office:value="-5.7757878595041197" table:style-name="ce19">
            <text:p><text:s/>－5.78<text:s/></text:p>
          </table:table-cell>
          <table:table-cell office:value-type="float" office:value="-225" table:style-name="ce20">
            <text:p><text:s/>－225<text:s/></text:p>
          </table:table-cell>
          <table:table-cell office:value-type="float" office:value="-0.32947143995126749" table:style-name="ce19">
            <text:p><text:s/>－0.33<text:s/></text:p>
          </table:table-cell>
          <table:table-cell office:value-type="float" office:value="-3.88" table:style-name="ce19">
            <text:p><text:s/>－3.88<text:s/></text:p>
          </table:table-cell>
          <table:table-cell office:value-type="float" office:value="353" table:style-name="ce20">
            <text:p><text:s text:c="3"/>353<text:s/></text:p>
          </table:table-cell>
          <table:table-cell office:value-type="float" office:value="0.51690408134576638" table:style-name="ce19">
            <text:p><text:s text:c="3"/>0.52<text:s/></text:p>
          </table:table-cell>
          <table:table-cell office:value-type="float" office:value="6.09" table:style-name="ce19">
            <text:p><text:s text:c="3"/>6.09<text:s/></text:p>
          </table:table-cell>
          <table:table-cell office:value-type="float" office:value="578" table:style-name="ce20">
            <text:p><text:s text:c="3"/>578<text:s/></text:p>
          </table:table-cell>
          <table:table-cell office:value-type="float" office:value="0.84637552129703386" table:style-name="ce19">
            <text:p><text:s text:c="3"/>0.85<text:s/></text:p>
          </table:table-cell>
          <table:table-cell office:value-type="float" office:value="9.9700000000000006" table:style-name="ce19">
            <text:p><text:s text:c="3"/>9.97<text:s/></text:p>
          </table:table-cell>
          <table:table-cell office:value-type="float" office:value="118" table:style-name="ce20">
            <text:p><text:s text:c="3"/>118<text:s/></text:p>
          </table:table-cell>
          <table:table-cell office:value-type="float" office:value="118" table:style-name="ce20">
            <text:p><text:s text:c="3"/>118<text:s/></text:p>
          </table:table-cell>
          <table:table-cell office:value-type="float" office:value="0" table:style-name="ce20">
            <text:p>－<text:s/></text:p>
          </table:table-cell>
          <table:table-cell office:value-type="float" office:value="0.17278946628555364" table:style-name="ce19">
            <text:p><text:s text:c="3"/>0.17<text:s/></text:p>
          </table:table-cell>
          <table:table-cell office:value-type="float" office:value="2.0299999999999998" table:style-name="ce19">
            <text:p><text:s text:c="3"/>2.03<text:s/></text:p>
          </table:table-cell>
          <table:table-cell office:value-type="float" office:value="109" table:style-name="ce20">
            <text:p><text:s text:c="3"/>109<text:s/></text:p>
          </table:table-cell>
          <table:table-cell office:value-type="float" office:value="108" table:style-name="ce20">
            <text:p><text:s text:c="3"/>108<text:s/></text:p>
          </table:table-cell>
          <table:table-cell office:value-type="float" office:value="1" table:style-name="ce20">
            <text:p><text:s text:c="3"/>1<text:s/></text:p>
          </table:table-cell>
          <table:table-cell office:value-type="float" office:value="0.15961060868750293" table:style-name="ce19">
            <text:p><text:s text:c="3"/>0.16<text:s/></text:p>
          </table:table-cell>
          <table:table-cell office:value-type="float" office:value="1.88" table:style-name="ce21">
            <text:p><text:s text:c="3"/>1.88<text:s/></text:p>
          </table:table-cell>
          <table:table-cell table:number-columns-repeated="16361" table:style-name="ce1"/>
        </table:table-row>
        <table:table-row table:style-name="ro9">
          <table:table-cell office:value-type="string" table:style-name="ce17">
            <text:p>嘉義縣</text:p>
          </table:table-cell>
          <table:table-cell office:value-type="float" office:value="-347" table:style-name="ce18">
            <text:p><text:s/>－347<text:s/></text:p>
          </table:table-cell>
          <table:table-cell office:value-type="float" office:value="-0.68787379597306386" table:style-name="ce19">
            <text:p><text:s/>－0.69<text:s/></text:p>
          </table:table-cell>
          <table:table-cell office:value-type="float" office:value="-8.0991592106505905" table:style-name="ce19">
            <text:p><text:s/>－8.10<text:s/></text:p>
          </table:table-cell>
          <table:table-cell office:value-type="float" office:value="-244" table:style-name="ce20">
            <text:p><text:s/>－244<text:s/></text:p>
          </table:table-cell>
          <table:table-cell office:value-type="float" office:value="-0.4836922369378317" table:style-name="ce19">
            <text:p><text:s/>－0.48<text:s/></text:p>
          </table:table-cell>
          <table:table-cell office:value-type="float" office:value="-5.7" table:style-name="ce19">
            <text:p><text:s/>－5.70<text:s/></text:p>
          </table:table-cell>
          <table:table-cell office:value-type="float" office:value="205" table:style-name="ce20">
            <text:p><text:s text:c="3"/>205<text:s/></text:p>
          </table:table-cell>
          <table:table-cell office:value-type="float" office:value="0.40638077283711271" table:style-name="ce19">
            <text:p><text:s text:c="3"/>0.41<text:s/></text:p>
          </table:table-cell>
          <table:table-cell office:value-type="float" office:value="4.79" table:style-name="ce19">
            <text:p><text:s text:c="3"/>4.79<text:s/></text:p>
          </table:table-cell>
          <table:table-cell office:value-type="float" office:value="449" table:style-name="ce20">
            <text:p><text:s text:c="3"/>449<text:s/></text:p>
          </table:table-cell>
          <table:table-cell office:value-type="float" office:value="0.8900730097749443" table:style-name="ce19">
            <text:p><text:s text:c="3"/>0.89<text:s/></text:p>
          </table:table-cell>
          <table:table-cell office:value-type="float" office:value="10.48" table:style-name="ce19">
            <text:p><text:s text:c="3"/>10.48<text:s/></text:p>
          </table:table-cell>
          <table:table-cell office:value-type="float" office:value="79" table:style-name="ce20">
            <text:p><text:s text:c="3"/>79<text:s/></text:p>
          </table:table-cell>
          <table:table-cell office:value-type="float" office:value="78" table:style-name="ce20">
            <text:p><text:s text:c="3"/>78<text:s/></text:p>
          </table:table-cell>
          <table:table-cell office:value-type="float" office:value="1" table:style-name="ce20">
            <text:p><text:s text:c="3"/>1<text:s/></text:p>
          </table:table-cell>
          <table:table-cell office:value-type="float" office:value="0.15660527343478978" table:style-name="ce19">
            <text:p><text:s text:c="3"/>0.16<text:s/></text:p>
          </table:table-cell>
          <table:table-cell office:value-type="float" office:value="1.84" table:style-name="ce19">
            <text:p><text:s text:c="3"/>1.84<text:s/></text:p>
          </table:table-cell>
          <table:table-cell office:value-type="float" office:value="83" table:style-name="ce20">
            <text:p><text:s text:c="3"/>83<text:s/></text:p>
          </table:table-cell>
          <table:table-cell office:value-type="float" office:value="83" table:style-name="ce20">
            <text:p><text:s text:c="3"/>83<text:s/></text:p>
          </table:table-cell>
          <table:table-cell office:value-type="float" office:value="0" table:style-name="ce20">
            <text:p>－<text:s/></text:p>
          </table:table-cell>
          <table:table-cell office:value-type="float" office:value="0.16453465436819684" table:style-name="ce19">
            <text:p><text:s text:c="3"/>0.16<text:s/></text:p>
          </table:table-cell>
          <table:table-cell office:value-type="float" office:value="1.94" table:style-name="ce21">
            <text:p><text:s text:c="3"/>1.94<text:s/></text:p>
          </table:table-cell>
          <table:table-cell table:number-columns-repeated="16361" table:style-name="ce1"/>
        </table:table-row>
        <table:table-row table:style-name="ro9">
          <table:table-cell office:value-type="string" table:style-name="ce17">
            <text:p>屏東縣</text:p>
          </table:table-cell>
          <table:table-cell office:value-type="float" office:value="-398" table:style-name="ce18">
            <text:p><text:s/>－398<text:s/></text:p>
          </table:table-cell>
          <table:table-cell office:value-type="float" office:value="-0.48465896083273663" table:style-name="ce19">
            <text:p><text:s/>－0.48<text:s/></text:p>
          </table:table-cell>
          <table:table-cell office:value-type="float" office:value="-5.7064684098048026" table:style-name="ce19">
            <text:p><text:s/>－5.71<text:s/></text:p>
          </table:table-cell>
          <table:table-cell office:value-type="float" office:value="-289" table:style-name="ce20">
            <text:p><text:s/>－289<text:s/></text:p>
          </table:table-cell>
          <table:table-cell office:value-type="float" office:value="-0.35192572784085652" table:style-name="ce19">
            <text:p><text:s/>－0.35<text:s/></text:p>
          </table:table-cell>
          <table:table-cell office:value-type="float" office:value="-4.1399999999999997" table:style-name="ce19">
            <text:p><text:s/>－4.14<text:s/></text:p>
          </table:table-cell>
          <table:table-cell office:value-type="float" office:value="408" table:style-name="ce20">
            <text:p><text:s text:c="3"/>408<text:s/></text:p>
          </table:table-cell>
          <table:table-cell office:value-type="float" office:value="0.49683632165767971" table:style-name="ce19">
            <text:p><text:s text:c="3"/>0.50<text:s/></text:p>
          </table:table-cell>
          <table:table-cell office:value-type="float" office:value="5.85" table:style-name="ce19">
            <text:p><text:s text:c="3"/>5.85<text:s/></text:p>
          </table:table-cell>
          <table:table-cell office:value-type="float" office:value="697" table:style-name="ce20">
            <text:p><text:s text:c="3"/>697<text:s/></text:p>
          </table:table-cell>
          <table:table-cell office:value-type="float" office:value="0.84876204949853629" table:style-name="ce19">
            <text:p><text:s text:c="3"/>0.85<text:s/></text:p>
          </table:table-cell>
          <table:table-cell office:value-type="float" office:value="10" table:style-name="ce19">
            <text:p><text:s text:c="3"/>10.00<text:s/></text:p>
          </table:table-cell>
          <table:table-cell office:value-type="float" office:value="162" table:style-name="ce20">
            <text:p><text:s text:c="3"/>162<text:s/></text:p>
          </table:table-cell>
          <table:table-cell office:value-type="float" office:value="155" table:style-name="ce20">
            <text:p><text:s text:c="3"/>155<text:s/></text:p>
          </table:table-cell>
          <table:table-cell office:value-type="float" office:value="7" table:style-name="ce20">
            <text:p><text:s text:c="3"/>7<text:s/></text:p>
          </table:table-cell>
          <table:table-cell office:value-type="float" office:value="0.19727324536407873" table:style-name="ce19">
            <text:p><text:s text:c="3"/>0.20<text:s/></text:p>
          </table:table-cell>
          <table:table-cell office:value-type="float" office:value="2.3199999999999998" table:style-name="ce19">
            <text:p><text:s text:c="3"/>2.32<text:s/></text:p>
          </table:table-cell>
          <table:table-cell office:value-type="float" office:value="165" table:style-name="ce20">
            <text:p><text:s text:c="3"/>165<text:s/></text:p>
          </table:table-cell>
          <table:table-cell office:value-type="float" office:value="163" table:style-name="ce20">
            <text:p><text:s text:c="3"/>163<text:s/></text:p>
          </table:table-cell>
          <table:table-cell office:value-type="float" office:value="2" table:style-name="ce20">
            <text:p><text:s text:c="3"/>2<text:s/></text:p>
          </table:table-cell>
          <table:table-cell office:value-type="float" office:value="0.20092645361156167" table:style-name="ce19">
            <text:p><text:s text:c="3"/>0.20<text:s/></text:p>
          </table:table-cell>
          <table:table-cell office:value-type="float" office:value="2.37" table:style-name="ce21">
            <text:p><text:s text:c="3"/>2.37<text:s/></text:p>
          </table:table-cell>
          <table:table-cell table:number-columns-repeated="16361" table:style-name="ce1"/>
        </table:table-row>
        <table:table-row table:style-name="ro5">
          <table:table-cell office:value-type="string" table:style-name="ce17">
            <text:p>臺東縣</text:p>
          </table:table-cell>
          <table:table-cell office:value-type="float" office:value="-132" table:style-name="ce18">
            <text:p><text:s/>－132<text:s/></text:p>
          </table:table-cell>
          <table:table-cell office:value-type="float" office:value="-0.6067849590879838" table:style-name="ce19">
            <text:p><text:s/>－0.61<text:s/></text:p>
          </table:table-cell>
          <table:table-cell office:value-type="float" office:value="-7.1444035505520675" table:style-name="ce19">
            <text:p><text:s/>－7.14<text:s/></text:p>
          </table:table-cell>
          <table:table-cell office:value-type="float" office:value="-43" table:style-name="ce20">
            <text:p><text:s/>－43<text:s/></text:p>
          </table:table-cell>
          <table:table-cell office:value-type="float" office:value="-0.1976647972786614" table:style-name="ce19">
            <text:p><text:s/>－0.20<text:s/></text:p>
          </table:table-cell>
          <table:table-cell office:value-type="float" office:value="-2.33" table:style-name="ce19">
            <text:p><text:s/>－2.33<text:s/></text:p>
          </table:table-cell>
          <table:table-cell office:value-type="float" office:value="146" table:style-name="ce20">
            <text:p><text:s text:c="3"/>146<text:s/></text:p>
          </table:table-cell>
          <table:table-cell office:value-type="float" office:value="0.67114093959731536" table:style-name="ce19">
            <text:p><text:s text:c="3"/>0.67<text:s/></text:p>
          </table:table-cell>
          <table:table-cell office:value-type="float" office:value="7.9" table:style-name="ce19">
            <text:p><text:s text:c="3"/>7.90<text:s/></text:p>
          </table:table-cell>
          <table:table-cell office:value-type="float" office:value="189" table:style-name="ce20">
            <text:p><text:s text:c="3"/>189<text:s/></text:p>
          </table:table-cell>
          <table:table-cell office:value-type="float" office:value="0.86880573687597684" table:style-name="ce19">
            <text:p><text:s text:c="3"/>0.87<text:s/></text:p>
          </table:table-cell>
          <table:table-cell office:value-type="float" office:value="10.23" table:style-name="ce19">
            <text:p><text:s text:c="3"/>10.23<text:s/></text:p>
          </table:table-cell>
          <table:table-cell office:value-type="float" office:value="67" table:style-name="ce20">
            <text:p><text:s text:c="3"/>67<text:s/></text:p>
          </table:table-cell>
          <table:table-cell office:value-type="float" office:value="62" table:style-name="ce20">
            <text:p><text:s text:c="3"/>62<text:s/></text:p>
          </table:table-cell>
          <table:table-cell office:value-type="float" office:value="5" table:style-name="ce20">
            <text:p><text:s text:c="3"/>5<text:s/></text:p>
          </table:table-cell>
          <table:table-cell office:value-type="float" office:value="0.30798933529465844" table:style-name="ce19">
            <text:p><text:s text:c="3"/>0.31<text:s/></text:p>
          </table:table-cell>
          <table:table-cell office:value-type="float" office:value="3.63" table:style-name="ce19">
            <text:p><text:s text:c="3"/>3.63<text:s/></text:p>
          </table:table-cell>
          <table:table-cell office:value-type="float" office:value="57" table:style-name="ce20">
            <text:p><text:s text:c="3"/>57<text:s/></text:p>
          </table:table-cell>
          <table:table-cell office:value-type="float" office:value="57" table:style-name="ce20">
            <text:p><text:s text:c="3"/>57<text:s/></text:p>
          </table:table-cell>
          <table:table-cell office:value-type="float" office:value="0" table:style-name="ce20">
            <text:p>－<text:s/></text:p>
          </table:table-cell>
          <table:table-cell office:value-type="float" office:value="0.26202077778799299" table:style-name="ce19">
            <text:p><text:s text:c="3"/>0.26<text:s/></text:p>
          </table:table-cell>
          <table:table-cell office:value-type="float" office:value="3.09" table:style-name="ce21">
            <text:p><text:s text:c="3"/>3.09<text:s/></text:p>
          </table:table-cell>
          <table:table-cell table:number-columns-repeated="16361" table:style-name="ce1"/>
        </table:table-row>
        <table:table-row table:style-name="ro9">
          <table:table-cell office:value-type="string" table:style-name="ce17">
            <text:p>花蓮縣</text:p>
          </table:table-cell>
          <table:table-cell office:value-type="float" office:value="-33" table:style-name="ce18">
            <text:p><text:s/>－33<text:s/></text:p>
          </table:table-cell>
          <table:table-cell office:value-type="float" office:value="-0.1009751754061191" table:style-name="ce19">
            <text:p><text:s/>－0.10<text:s/></text:p>
          </table:table-cell>
          <table:table-cell office:value-type="float" office:value="-1.1889012588139831" table:style-name="ce19">
            <text:p><text:s/>－1.19<text:s/></text:p>
          </table:table-cell>
          <table:table-cell office:value-type="float" office:value="-51" table:style-name="ce20">
            <text:p><text:s/>－51<text:s/></text:p>
          </table:table-cell>
          <table:table-cell office:value-type="float" office:value="-0.15605254380945677" table:style-name="ce19">
            <text:p><text:s/>－0.16<text:s/></text:p>
          </table:table-cell>
          <table:table-cell office:value-type="float" office:value="-1.84" table:style-name="ce19">
            <text:p><text:s/>－1.84<text:s/></text:p>
          </table:table-cell>
          <table:table-cell office:value-type="float" office:value="207" table:style-name="ce20">
            <text:p><text:s text:c="3"/>207<text:s/></text:p>
          </table:table-cell>
          <table:table-cell office:value-type="float" office:value="0.63338973663838338" table:style-name="ce19">
            <text:p><text:s text:c="3"/>0.63<text:s/></text:p>
          </table:table-cell>
          <table:table-cell office:value-type="float" office:value="7.46" table:style-name="ce19">
            <text:p><text:s text:c="3"/>7.46<text:s/></text:p>
          </table:table-cell>
          <table:table-cell office:value-type="float" office:value="258" table:style-name="ce20">
            <text:p><text:s text:c="3"/>258<text:s/></text:p>
          </table:table-cell>
          <table:table-cell office:value-type="float" office:value="0.78944228044784015" table:style-name="ce19">
            <text:p><text:s text:c="3"/>0.79<text:s/></text:p>
          </table:table-cell>
          <table:table-cell office:value-type="float" office:value="9.3000000000000007" table:style-name="ce19">
            <text:p><text:s text:c="3"/>9.30<text:s/></text:p>
          </table:table-cell>
          <table:table-cell office:value-type="float" office:value="90" table:style-name="ce20">
            <text:p><text:s text:c="3"/>90<text:s/></text:p>
          </table:table-cell>
          <table:table-cell office:value-type="float" office:value="85" table:style-name="ce20">
            <text:p><text:s text:c="3"/>85<text:s/></text:p>
          </table:table-cell>
          <table:table-cell office:value-type="float" office:value="5" table:style-name="ce20">
            <text:p><text:s text:c="3"/>5<text:s/></text:p>
          </table:table-cell>
          <table:table-cell office:value-type="float" office:value="0.27538684201668845" table:style-name="ce19">
            <text:p><text:s text:c="3"/>0.28<text:s/></text:p>
          </table:table-cell>
          <table:table-cell office:value-type="float" office:value="3.24" table:style-name="ce19">
            <text:p><text:s text:c="3"/>3.24<text:s/></text:p>
          </table:table-cell>
          <table:table-cell office:value-type="float" office:value="80" table:style-name="ce20">
            <text:p><text:s text:c="3"/>80<text:s/></text:p>
          </table:table-cell>
          <table:table-cell office:value-type="float" office:value="80" table:style-name="ce20">
            <text:p><text:s text:c="3"/>80<text:s/></text:p>
          </table:table-cell>
          <table:table-cell office:value-type="float" office:value="0" table:style-name="ce20">
            <text:p>－<text:s/></text:p>
          </table:table-cell>
          <table:table-cell office:value-type="float" office:value="0.24478830401483415" table:style-name="ce19">
            <text:p><text:s text:c="3"/>0.24<text:s/></text:p>
          </table:table-cell>
          <table:table-cell office:value-type="float" office:value="2.88" table:style-name="ce21">
            <text:p><text:s text:c="3"/>2.88<text:s/></text:p>
          </table:table-cell>
          <table:table-cell table:number-columns-repeated="16361" table:style-name="ce1"/>
        </table:table-row>
        <table:table-row table:style-name="ro9">
          <table:table-cell office:value-type="string" table:style-name="ce17">
            <text:p>澎湖縣</text:p>
          </table:table-cell>
          <table:table-cell office:value-type="float" office:value="3" table:style-name="ce18">
            <text:p><text:s text:c="3"/>3<text:s/></text:p>
          </table:table-cell>
          <table:table-cell office:value-type="float" office:value="2.8651105932689002E-2" table:style-name="ce19">
            <text:p><text:s text:c="3"/>0.03<text:s/></text:p>
          </table:table-cell>
          <table:table-cell office:value-type="float" office:value="0.33734366662682214" table:style-name="ce19">
            <text:p><text:s text:c="3"/>0.34<text:s/></text:p>
          </table:table-cell>
          <table:table-cell office:value-type="float" office:value="19" table:style-name="ce20">
            <text:p><text:s text:c="3"/>19<text:s/></text:p>
          </table:table-cell>
          <table:table-cell office:value-type="float" office:value="0.18145700424036368" table:style-name="ce19">
            <text:p><text:s text:c="3"/>0.18<text:s/></text:p>
          </table:table-cell>
          <table:table-cell office:value-type="float" office:value="2.14" table:style-name="ce19">
            <text:p><text:s text:c="3"/>2.14<text:s/></text:p>
          </table:table-cell>
          <table:table-cell office:value-type="float" office:value="78" table:style-name="ce20">
            <text:p><text:s text:c="3"/>78<text:s/></text:p>
          </table:table-cell>
          <table:table-cell office:value-type="float" office:value="0.744928754249914" table:style-name="ce19">
            <text:p><text:s text:c="3"/>0.74<text:s/></text:p>
          </table:table-cell>
          <table:table-cell office:value-type="float" office:value="8.77" table:style-name="ce19">
            <text:p><text:s text:c="3"/>8.77<text:s/></text:p>
          </table:table-cell>
          <table:table-cell office:value-type="float" office:value="59" table:style-name="ce20">
            <text:p><text:s text:c="3"/>59<text:s/></text:p>
          </table:table-cell>
          <table:table-cell office:value-type="float" office:value="0.56347175000955041" table:style-name="ce19">
            <text:p><text:s text:c="3"/>0.56<text:s/></text:p>
          </table:table-cell>
          <table:table-cell office:value-type="float" office:value="6.63" table:style-name="ce19">
            <text:p><text:s text:c="3"/>6.63<text:s/></text:p>
          </table:table-cell>
          <table:table-cell office:value-type="float" office:value="20" table:style-name="ce20">
            <text:p><text:s text:c="3"/>20<text:s/></text:p>
          </table:table-cell>
          <table:table-cell office:value-type="float" office:value="19" table:style-name="ce20">
            <text:p><text:s text:c="3"/>19<text:s/></text:p>
          </table:table-cell>
          <table:table-cell office:value-type="float" office:value="1" table:style-name="ce20">
            <text:p><text:s text:c="3"/>1<text:s/></text:p>
          </table:table-cell>
          <table:table-cell office:value-type="float" office:value="0.19100737288459335" table:style-name="ce19">
            <text:p><text:s text:c="3"/>0.19<text:s/></text:p>
          </table:table-cell>
          <table:table-cell office:value-type="float" office:value="2.25" table:style-name="ce19">
            <text:p><text:s text:c="3"/>2.25<text:s/></text:p>
          </table:table-cell>
          <table:table-cell office:value-type="float" office:value="27" table:style-name="ce20">
            <text:p><text:s text:c="3"/>27<text:s/></text:p>
          </table:table-cell>
          <table:table-cell office:value-type="float" office:value="27" table:style-name="ce20">
            <text:p><text:s text:c="3"/>27<text:s/></text:p>
          </table:table-cell>
          <table:table-cell office:value-type="float" office:value="0" table:style-name="ce20">
            <text:p>－<text:s/></text:p>
          </table:table-cell>
          <table:table-cell office:value-type="float" office:value="0.25785995339420104" table:style-name="ce19">
            <text:p><text:s text:c="3"/>0.26<text:s/></text:p>
          </table:table-cell>
          <table:table-cell office:value-type="float" office:value="3.04" table:style-name="ce21">
            <text:p><text:s text:c="3"/>3.04<text:s/></text:p>
          </table:table-cell>
          <table:table-cell table:number-columns-repeated="16361" table:style-name="ce1"/>
        </table:table-row>
        <table:table-row table:style-name="ro8">
          <table:table-cell office:value-type="string" table:style-name="ce17">
            <text:p>基隆市</text:p>
          </table:table-cell>
          <table:table-cell office:value-type="float" office:value="-55" table:style-name="ce18">
            <text:p><text:s/>－55<text:s/></text:p>
          </table:table-cell>
          <table:table-cell office:value-type="float" office:value="-0.14890621615767816" table:style-name="ce19">
            <text:p><text:s/>－0.15<text:s/></text:p>
          </table:table-cell>
          <table:table-cell office:value-type="float" office:value="-1.7532506095984686" table:style-name="ce19">
            <text:p><text:s/>－1.75<text:s/></text:p>
          </table:table-cell>
          <table:table-cell office:value-type="float" office:value="-97" table:style-name="ce20">
            <text:p><text:s/>－97<text:s/></text:p>
          </table:table-cell>
          <table:table-cell office:value-type="float" office:value="-0.2626164175871778" table:style-name="ce19">
            <text:p><text:s/>－0.26<text:s/></text:p>
          </table:table-cell>
          <table:table-cell office:value-type="float" office:value="-3.09" table:style-name="ce19">
            <text:p><text:s/>－3.09<text:s/></text:p>
          </table:table-cell>
          <table:table-cell office:value-type="float" office:value="179" table:style-name="ce20">
            <text:p><text:s text:c="3"/>179<text:s/></text:p>
          </table:table-cell>
          <table:table-cell office:value-type="float" office:value="0.48462204894953437" table:style-name="ce19">
            <text:p><text:s text:c="3"/>0.48<text:s/></text:p>
          </table:table-cell>
          <table:table-cell office:value-type="float" office:value="5.71" table:style-name="ce19">
            <text:p><text:s text:c="3"/>5.71<text:s/></text:p>
          </table:table-cell>
          <table:table-cell office:value-type="float" office:value="276" table:style-name="ce20">
            <text:p><text:s text:c="3"/>276<text:s/></text:p>
          </table:table-cell>
          <table:table-cell office:value-type="float" office:value="0.74723846653671211" table:style-name="ce19">
            <text:p><text:s text:c="3"/>0.75<text:s/></text:p>
          </table:table-cell>
          <table:table-cell office:value-type="float" office:value="8.8000000000000007" table:style-name="ce19">
            <text:p><text:s text:c="3"/>8.80<text:s/></text:p>
          </table:table-cell>
          <table:table-cell office:value-type="float" office:value="85" table:style-name="ce20">
            <text:p><text:s text:c="3"/>85<text:s/></text:p>
          </table:table-cell>
          <table:table-cell office:value-type="float" office:value="84" table:style-name="ce20">
            <text:p><text:s text:c="3"/>84<text:s/></text:p>
          </table:table-cell>
          <table:table-cell office:value-type="float" office:value="1" table:style-name="ce20">
            <text:p><text:s text:c="3"/>1<text:s/></text:p>
          </table:table-cell>
          <table:table-cell office:value-type="float" office:value="0.23012778860732078" table:style-name="ce19">
            <text:p><text:s text:c="3"/>0.23<text:s/></text:p>
          </table:table-cell>
          <table:table-cell office:value-type="float" office:value="2.71" table:style-name="ce19">
            <text:p><text:s text:c="3"/>2.71<text:s/></text:p>
          </table:table-cell>
          <table:table-cell office:value-type="float" office:value="87" table:style-name="ce20">
            <text:p><text:s text:c="3"/>87<text:s/></text:p>
          </table:table-cell>
          <table:table-cell office:value-type="float" office:value="86" table:style-name="ce20">
            <text:p><text:s text:c="3"/>86<text:s/></text:p>
          </table:table-cell>
          <table:table-cell office:value-type="float" office:value="1" table:style-name="ce20">
            <text:p><text:s text:c="3"/>1<text:s/></text:p>
          </table:table-cell>
          <table:table-cell office:value-type="float" office:value="0.2355425601039636" table:style-name="ce19">
            <text:p><text:s text:c="3"/>0.24<text:s/></text:p>
          </table:table-cell>
          <table:table-cell office:value-type="float" office:value="2.77" table:style-name="ce21">
            <text:p><text:s text:c="3"/>2.77<text:s/></text:p>
          </table:table-cell>
          <table:table-cell table:number-columns-repeated="16361" table:style-name="ce1"/>
        </table:table-row>
        <table:table-row table:style-name="ro9">
          <table:table-cell office:value-type="string" table:style-name="ce17">
            <text:p>新竹市</text:p>
          </table:table-cell>
          <table:table-cell office:value-type="float" office:value="297" table:style-name="ce18">
            <text:p><text:s text:c="3"/>297<text:s/></text:p>
          </table:table-cell>
          <table:table-cell office:value-type="float" office:value="0.66371088128290623" table:style-name="ce19">
            <text:p><text:s text:c="3"/>0.66<text:s/></text:p>
          </table:table-cell>
          <table:table-cell office:value-type="float" office:value="7.8146603763955094" table:style-name="ce19">
            <text:p><text:s text:c="3"/>7.81<text:s/></text:p>
          </table:table-cell>
          <table:table-cell office:value-type="float" office:value="123" table:style-name="ce20">
            <text:p><text:s text:c="3"/>123<text:s/></text:p>
          </table:table-cell>
          <table:table-cell office:value-type="float" office:value="0.27487016295554706" table:style-name="ce19">
            <text:p><text:s text:c="3"/>0.27<text:s/></text:p>
          </table:table-cell>
          <table:table-cell office:value-type="float" office:value="3.24" table:style-name="ce19">
            <text:p><text:s text:c="3"/>3.24<text:s/></text:p>
          </table:table-cell>
          <table:table-cell office:value-type="float" office:value="331" table:style-name="ce20">
            <text:p><text:s text:c="3"/>331<text:s/></text:p>
          </table:table-cell>
          <table:table-cell office:value-type="float" office:value="0.73969125153078097" table:style-name="ce19">
            <text:p><text:s text:c="3"/>0.74<text:s/></text:p>
          </table:table-cell>
          <table:table-cell office:value-type="float" office:value="8.7100000000000009" table:style-name="ce19">
            <text:p><text:s text:c="3"/>8.71<text:s/></text:p>
          </table:table-cell>
          <table:table-cell office:value-type="float" office:value="208" table:style-name="ce20">
            <text:p><text:s text:c="3"/>208<text:s/></text:p>
          </table:table-cell>
          <table:table-cell office:value-type="float" office:value="0.46482108857523396" table:style-name="ce19">
            <text:p><text:s text:c="3"/>0.46<text:s/></text:p>
          </table:table-cell>
          <table:table-cell office:value-type="float" office:value="5.47" table:style-name="ce19">
            <text:p><text:s text:c="3"/>5.47<text:s/></text:p>
          </table:table-cell>
          <table:table-cell office:value-type="float" office:value="89" table:style-name="ce20">
            <text:p><text:s text:c="3"/>89<text:s/></text:p>
          </table:table-cell>
          <table:table-cell office:value-type="float" office:value="87" table:style-name="ce20">
            <text:p><text:s text:c="3"/>87<text:s/></text:p>
          </table:table-cell>
          <table:table-cell office:value-type="float" office:value="2" table:style-name="ce20">
            <text:p><text:s text:c="3"/>2<text:s/></text:p>
          </table:table-cell>
          <table:table-cell office:value-type="float" office:value="0.19888979270767224" table:style-name="ce19">
            <text:p><text:s text:c="3"/>0.20<text:s/></text:p>
          </table:table-cell>
          <table:table-cell office:value-type="float" office:value="2.34" table:style-name="ce19">
            <text:p><text:s text:c="3"/>2.34<text:s/></text:p>
          </table:table-cell>
          <table:table-cell office:value-type="float" office:value="74" table:style-name="ce20">
            <text:p><text:s text:c="3"/>74<text:s/></text:p>
          </table:table-cell>
          <table:table-cell office:value-type="float" office:value="74" table:style-name="ce20">
            <text:p><text:s text:c="3"/>74<text:s/></text:p>
          </table:table-cell>
          <table:table-cell office:value-type="float" office:value="0" table:style-name="ce20">
            <text:p>－<text:s/></text:p>
          </table:table-cell>
          <table:table-cell office:value-type="float" office:value="0.16536904112772749" table:style-name="ce19">
            <text:p><text:s text:c="3"/>0.17<text:s/></text:p>
          </table:table-cell>
          <table:table-cell office:value-type="float" office:value="1.95" table:style-name="ce21">
            <text:p><text:s text:c="3"/>1.95<text:s/></text:p>
          </table:table-cell>
          <table:table-cell table:number-columns-repeated="16361" table:style-name="ce1"/>
        </table:table-row>
        <table:table-row table:style-name="ro9">
          <table:table-cell office:value-type="string" table:style-name="ce17">
            <text:p>嘉義市</text:p>
          </table:table-cell>
          <table:table-cell office:value-type="float" office:value="-163" table:style-name="ce18">
            <text:p><text:s/>－163<text:s/></text:p>
          </table:table-cell>
          <table:table-cell office:value-type="float" office:value="-0.60768516688973306" table:style-name="ce19">
            <text:p><text:s/>－0.61<text:s/></text:p>
          </table:table-cell>
          <table:table-cell office:value-type="float" office:value="-7.1550027714436322" table:style-name="ce19">
            <text:p><text:s/>－7.16<text:s/></text:p>
          </table:table-cell>
          <table:table-cell office:value-type="float" office:value="-17" table:style-name="ce20">
            <text:p><text:s/>－17<text:s/></text:p>
          </table:table-cell>
          <table:table-cell office:value-type="float" office:value="-6.3378207589726773E-2" table:style-name="ce19">
            <text:p><text:s/>－0.06<text:s/></text:p>
          </table:table-cell>
          <table:table-cell office:value-type="float" office:value="-0.75" table:style-name="ce19">
            <text:p><text:s/>－0.75<text:s/></text:p>
          </table:table-cell>
          <table:table-cell office:value-type="float" office:value="152" table:style-name="ce20">
            <text:p><text:s text:c="3"/>152<text:s/></text:p>
          </table:table-cell>
          <table:table-cell office:value-type="float" office:value="0.56667573844932162" table:style-name="ce19">
            <text:p><text:s text:c="3"/>0.57<text:s/></text:p>
          </table:table-cell>
          <table:table-cell office:value-type="float" office:value="6.67" table:style-name="ce19">
            <text:p><text:s text:c="3"/>6.67<text:s/></text:p>
          </table:table-cell>
          <table:table-cell office:value-type="float" office:value="169" table:style-name="ce20">
            <text:p><text:s text:c="3"/>169<text:s/></text:p>
          </table:table-cell>
          <table:table-cell office:value-type="float" office:value="0.63005394603904841" table:style-name="ce19">
            <text:p><text:s text:c="3"/>0.63<text:s/></text:p>
          </table:table-cell>
          <table:table-cell office:value-type="float" office:value="7.42" table:style-name="ce19">
            <text:p><text:s text:c="3"/>7.42<text:s/></text:p>
          </table:table-cell>
          <table:table-cell office:value-type="float" office:value="53" table:style-name="ce20">
            <text:p><text:s text:c="3"/>53<text:s/></text:p>
          </table:table-cell>
          <table:table-cell office:value-type="float" office:value="52" table:style-name="ce20">
            <text:p><text:s text:c="3"/>52<text:s/></text:p>
          </table:table-cell>
          <table:table-cell office:value-type="float" office:value="1" table:style-name="ce20">
            <text:p><text:s text:c="3"/>1<text:s/></text:p>
          </table:table-cell>
          <table:table-cell office:value-type="float" office:value="0.19759088248561874" table:style-name="ce19">
            <text:p><text:s text:c="3"/>0.20<text:s/></text:p>
          </table:table-cell>
          <table:table-cell office:value-type="float" office:value="2.33" table:style-name="ce19">
            <text:p><text:s text:c="3"/>2.33<text:s/></text:p>
          </table:table-cell>
          <table:table-cell office:value-type="float" office:value="52" table:style-name="ce20">
            <text:p><text:s text:c="3"/>52<text:s/></text:p>
          </table:table-cell>
          <table:table-cell office:value-type="float" office:value="52" table:style-name="ce20">
            <text:p><text:s text:c="3"/>52<text:s/></text:p>
          </table:table-cell>
          <table:table-cell office:value-type="float" office:value="0" table:style-name="ce20">
            <text:p>－<text:s/></text:p>
          </table:table-cell>
          <table:table-cell office:value-type="float" office:value="0.19386275262739952" table:style-name="ce19">
            <text:p><text:s text:c="3"/>0.19<text:s/></text:p>
          </table:table-cell>
          <table:table-cell office:value-type="float" office:value="2.2799999999999998" table:style-name="ce21">
            <text:p><text:s text:c="3"/>2.28<text:s/></text:p>
          </table:table-cell>
          <table:table-cell table:number-columns-repeated="16361" table:style-name="ce1"/>
        </table:table-row>
        <table:table-row table:style-name="ro8">
          <table:table-cell office:value-type="string" table:style-name="ce12">
            <text:p>福建省</text:p>
          </table:table-cell>
          <table:table-cell office:value-type="float" office:value="-35" table:style-name="ce13">
            <text:p><text:s/>－35<text:s/></text:p>
          </table:table-cell>
          <table:table-cell office:value-type="float" office:value="-0.22961811227669637" table:style-name="ce14">
            <text:p><text:s/>－0.23<text:s/></text:p>
          </table:table-cell>
          <table:table-cell office:value-type="float" office:value="-2.7035680961611024" table:style-name="ce14">
            <text:p><text:s/>－2.70<text:s/></text:p>
          </table:table-cell>
          <table:table-cell office:value-type="float" office:value="42" table:style-name="ce20">
            <text:p><text:s text:c="3"/>42<text:s/></text:p>
          </table:table-cell>
          <table:table-cell office:value-type="float" office:value="0.27554173473203564" table:style-name="ce14">
            <text:p><text:s text:c="3"/>0.28<text:s/></text:p>
          </table:table-cell>
          <table:table-cell office:value-type="float" office:value="3.24" table:style-name="ce14">
            <text:p><text:s text:c="3"/>3.24<text:s/></text:p>
          </table:table-cell>
          <table:table-cell office:value-type="float" office:value="115" table:style-name="ce16">
            <text:p><text:s text:c="3"/>115<text:s/></text:p>
          </table:table-cell>
          <table:table-cell office:value-type="float" office:value="0.75445951176628812" table:style-name="ce14">
            <text:p><text:s text:c="3"/>0.75<text:s/></text:p>
          </table:table-cell>
          <table:table-cell office:value-type="float" office:value="8.8800000000000008" table:style-name="ce14">
            <text:p><text:s text:c="3"/>8.88<text:s/></text:p>
          </table:table-cell>
          <table:table-cell office:value-type="float" office:value="73" table:style-name="ce16">
            <text:p><text:s text:c="3"/>73<text:s/></text:p>
          </table:table-cell>
          <table:table-cell office:value-type="float" office:value="0.47891777703425248" table:style-name="ce14">
            <text:p><text:s text:c="3"/>0.48<text:s/></text:p>
          </table:table-cell>
          <table:table-cell office:value-type="float" office:value="5.64" table:style-name="ce14">
            <text:p><text:s text:c="3"/>5.64<text:s/></text:p>
          </table:table-cell>
          <table:table-cell office:value-type="float" office:value="19" table:style-name="ce16">
            <text:p><text:s text:c="3"/>19<text:s/></text:p>
          </table:table-cell>
          <table:table-cell office:value-type="float" office:value="18" table:style-name="ce16">
            <text:p><text:s text:c="3"/>18<text:s/></text:p>
          </table:table-cell>
          <table:table-cell office:value-type="float" office:value="1" table:style-name="ce16">
            <text:p><text:s text:c="3"/>1<text:s/></text:p>
          </table:table-cell>
          <table:table-cell office:value-type="float" office:value="0.12464983237877805" table:style-name="ce14">
            <text:p><text:s text:c="3"/>0.12<text:s/></text:p>
          </table:table-cell>
          <table:table-cell office:value-type="float" office:value="1.47" table:style-name="ce14">
            <text:p><text:s text:c="3"/>1.47<text:s/></text:p>
          </table:table-cell>
          <table:table-cell office:value-type="float" office:value="30" table:style-name="ce16">
            <text:p><text:s text:c="3"/>30<text:s/></text:p>
          </table:table-cell>
          <table:table-cell office:value-type="float" office:value="30" table:style-name="ce16">
            <text:p><text:s text:c="3"/>30<text:s/></text:p>
          </table:table-cell>
          <table:table-cell office:value-type="float" office:value="0" table:style-name="ce16">
            <text:p>－<text:s/></text:p>
          </table:table-cell>
          <table:table-cell office:value-type="float" office:value="0.1968155248085969" table:style-name="ce14">
            <text:p><text:s text:c="3"/>0.20<text:s/></text:p>
          </table:table-cell>
          <table:table-cell office:value-type="float" office:value="2.3199999999999998" table:style-name="ce15">
            <text:p><text:s text:c="3"/>2.32<text:s/></text:p>
          </table:table-cell>
          <table:table-cell table:number-columns-repeated="16361" table:style-name="ce1"/>
        </table:table-row>
        <table:table-row table:style-name="ro10">
          <table:table-cell office:value-type="string" table:style-name="ce17">
            <text:p>金門縣</text:p>
          </table:table-cell>
          <table:table-cell office:value-type="float" office:value="-46" table:style-name="ce18">
            <text:p><text:s/>－46<text:s/></text:p>
          </table:table-cell>
          <table:table-cell office:value-type="float" office:value="-0.33006852509597101" table:style-name="ce19">
            <text:p><text:s/>－0.33<text:s/></text:p>
          </table:table-cell>
          <table:table-cell office:value-type="float" office:value="-3.8862906987106269" table:style-name="ce19">
            <text:p><text:s/>－3.89<text:s/></text:p>
          </table:table-cell>
          <table:table-cell office:value-type="float" office:value="35" table:style-name="ce20">
            <text:p><text:s text:c="3"/>35<text:s/></text:p>
          </table:table-cell>
          <table:table-cell office:value-type="float" office:value="0.25113909518171706" table:style-name="ce19">
            <text:p><text:s text:c="3"/>0.25<text:s/></text:p>
          </table:table-cell>
          <table:table-cell office:value-type="float" office:value="2.96" table:style-name="ce19">
            <text:p><text:s text:c="3"/>2.96<text:s/></text:p>
          </table:table-cell>
          <table:table-cell office:value-type="float" office:value="100" table:style-name="ce20">
            <text:p><text:s text:c="3"/>100<text:s/></text:p>
          </table:table-cell>
          <table:table-cell office:value-type="float" office:value="0.71754027194776304" table:style-name="ce19">
            <text:p><text:s text:c="3"/>0.72<text:s/></text:p>
          </table:table-cell>
          <table:table-cell office:value-type="float" office:value="8.4499999999999993" table:style-name="ce19">
            <text:p><text:s text:c="3"/>8.45<text:s/></text:p>
          </table:table-cell>
          <table:table-cell office:value-type="float" office:value="65" table:style-name="ce20">
            <text:p><text:s text:c="3"/>65<text:s/></text:p>
          </table:table-cell>
          <table:table-cell office:value-type="float" office:value="0.46640117676604598" table:style-name="ce19">
            <text:p><text:s text:c="3"/>0.47<text:s/></text:p>
          </table:table-cell>
          <table:table-cell office:value-type="float" office:value="5.49" table:style-name="ce19">
            <text:p><text:s text:c="3"/>5.49<text:s/></text:p>
          </table:table-cell>
          <table:table-cell office:value-type="float" office:value="17" table:style-name="ce20">
            <text:p><text:s text:c="3"/>17<text:s/></text:p>
          </table:table-cell>
          <table:table-cell office:value-type="float" office:value="16" table:style-name="ce20">
            <text:p><text:s text:c="3"/>16<text:s/></text:p>
          </table:table-cell>
          <table:table-cell office:value-type="float" office:value="1" table:style-name="ce20">
            <text:p><text:s text:c="3"/>1<text:s/></text:p>
          </table:table-cell>
          <table:table-cell office:value-type="float" office:value="0.12198184623111973" table:style-name="ce19">
            <text:p><text:s text:c="3"/>0.12<text:s/></text:p>
          </table:table-cell>
          <table:table-cell office:value-type="float" office:value="1.44" table:style-name="ce19">
            <text:p><text:s text:c="3"/>1.44<text:s/></text:p>
          </table:table-cell>
          <table:table-cell office:value-type="float" office:value="23" table:style-name="ce20">
            <text:p><text:s text:c="3"/>23<text:s/></text:p>
          </table:table-cell>
          <table:table-cell office:value-type="float" office:value="23" table:style-name="ce20">
            <text:p><text:s text:c="3"/>23<text:s/></text:p>
          </table:table-cell>
          <table:table-cell office:value-type="float" office:value="0" table:style-name="ce16">
            <text:p>－<text:s/></text:p>
          </table:table-cell>
          <table:table-cell office:value-type="float" office:value="0.16503426254798551" table:style-name="ce19">
            <text:p><text:s text:c="3"/>0.17<text:s/></text:p>
          </table:table-cell>
          <table:table-cell office:value-type="float" office:value="1.94" table:style-name="ce21">
            <text:p><text:s text:c="3"/>1.94<text:s/></text:p>
          </table:table-cell>
          <table:table-cell table:number-columns-repeated="16361" table:style-name="ce1"/>
        </table:table-row>
        <table:table-row table:style-name="ro10">
          <table:table-cell office:value-type="string" table:style-name="ce22">
            <text:p>連江縣</text:p>
          </table:table-cell>
          <table:table-cell office:value-type="float" office:value="11" table:style-name="ce23">
            <text:p><text:s text:c="3"/>11<text:s/></text:p>
          </table:table-cell>
          <table:table-cell office:value-type="float" office:value="0.8421374980860511" table:style-name="ce24">
            <text:p><text:s text:c="3"/>0.84<text:s/></text:p>
          </table:table-cell>
          <table:table-cell office:value-type="float" office:value="9.9154898968196346" table:style-name="ce24">
            <text:p><text:s text:c="3"/>9.92<text:s/></text:p>
          </table:table-cell>
          <table:table-cell office:value-type="float" office:value="7" table:style-name="ce25">
            <text:p><text:s text:c="3"/>7<text:s/></text:p>
          </table:table-cell>
          <table:table-cell office:value-type="float" office:value="0.53590568060021437" table:style-name="ce24">
            <text:p><text:s text:c="3"/>0.54<text:s/></text:p>
          </table:table-cell>
          <table:table-cell office:value-type="float" office:value="6.31" table:style-name="ce24">
            <text:p><text:s text:c="3"/>6.31<text:s/></text:p>
          </table:table-cell>
          <table:table-cell office:value-type="float" office:value="15" table:style-name="ce25">
            <text:p><text:s text:c="3"/>15<text:s/></text:p>
          </table:table-cell>
          <table:table-cell office:value-type="float" office:value="1.1483693155718879" table:style-name="ce24">
            <text:p><text:s text:c="3"/>1.15<text:s/></text:p>
          </table:table-cell>
          <table:table-cell office:value-type="float" office:value="13.52" table:style-name="ce24">
            <text:p><text:s text:c="3"/>13.52<text:s/></text:p>
          </table:table-cell>
          <table:table-cell office:value-type="float" office:value="8" table:style-name="ce25">
            <text:p><text:s text:c="3"/>8<text:s/></text:p>
          </table:table-cell>
          <table:table-cell office:value-type="float" office:value="0.61246363497167355" table:style-name="ce24">
            <text:p><text:s text:c="3"/>0.61<text:s/></text:p>
          </table:table-cell>
          <table:table-cell office:value-type="float" office:value="7.21" table:style-name="ce24">
            <text:p><text:s text:c="3"/>7.21<text:s/></text:p>
          </table:table-cell>
          <table:table-cell office:value-type="float" office:value="2" table:style-name="ce25">
            <text:p><text:s text:c="3"/>2<text:s/></text:p>
          </table:table-cell>
          <table:table-cell office:value-type="float" office:value="2" table:style-name="ce25">
            <text:p><text:s text:c="3"/>2<text:s/></text:p>
          </table:table-cell>
          <table:table-cell office:value-type="float" office:value="0" table:style-name="ce25">
            <text:p>－<text:s/></text:p>
          </table:table-cell>
          <table:table-cell office:value-type="float" office:value="0.15311590874291839" table:style-name="ce24">
            <text:p><text:s text:c="3"/>0.15<text:s/></text:p>
          </table:table-cell>
          <table:table-cell office:value-type="float" office:value="1.8" table:style-name="ce24">
            <text:p><text:s text:c="3"/>1.80<text:s/></text:p>
          </table:table-cell>
          <table:table-cell office:value-type="float" office:value="7" table:style-name="ce25">
            <text:p><text:s text:c="3"/>7<text:s/></text:p>
          </table:table-cell>
          <table:table-cell office:value-type="float" office:value="7" table:style-name="ce25">
            <text:p><text:s text:c="3"/>7<text:s/></text:p>
          </table:table-cell>
          <table:table-cell office:value-type="float" office:value="0" table:style-name="ce40">
            <text:p>－<text:s/></text:p>
          </table:table-cell>
          <table:table-cell office:value-type="float" office:value="0.53590568060021437" table:style-name="ce24">
            <text:p><text:s text:c="3"/>0.54<text:s/></text:p>
          </table:table-cell>
          <table:table-cell office:value-type="float" office:value="6.31" table:style-name="ce26">
            <text:p><text:s text:c="3"/>6.31<text:s/></text:p>
          </table:table-cell>
          <table:table-cell table:number-columns-repeated="16361" table:style-name="ce1"/>
        </table:table-row>
        <table:table-row table:style-name="ro10">
          <table:table-cell office:value-type="string" table:style-name="ce27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6" table:style-name="ce28"/>
          <table:table-cell table:number-columns-repeated="5" table:style-name="ce1"/>
          <table:table-cell office:value-type="string" table:style-name="ce37">
            <text:p>內政部戶政司 民國108年9月9日編製</text:p>
          </table:table-cell>
          <table:table-cell table:number-columns-repeated="2" table:style-name="ce30"/>
          <table:table-cell table:number-columns-repeated="16359"/>
        </table:table-row>
        <table:table-row table:style-name="ro4">
          <table:table-cell office:value-type="string" table:style-name="ce31">
            <text:p><text:s text:c="7"/>「0.00」表示未滿百分之0.005。</text:p>
          </table:table-cell>
          <table:table-cell table:number-columns-repeated="16" table:style-name="ce28"/>
          <table:table-cell table:style-name="ce29"/>
          <table:table-cell table:number-columns-repeated="5" table:style-name="ce30"/>
          <table:table-cell table:number-columns-repeated="16361" table:style-name="ce1"/>
        </table:table-row>
        <table:table-row table:style-name="ro11">
          <table:table-cell office:value-type="string" table:style-name="ce32">
            <text:p><text:s text:c="6"/>2.折合年之比率為本月人數(對數)÷本月月中人口<text:span text:style-name="T5">×</text:span>本年日數<text:span text:style-name="T5">÷</text:span>本月日數×1000。</text:p>
          </table:table-cell>
          <table:table-cell table:number-columns-repeated="22" table:style-name="ce33"/>
          <table:table-cell table:number-columns-repeated="16361" table:style-name="ce34"/>
        </table:table-row>
        <table:table-row table:style-name="ro10">
          <table:table-cell office:value-type="string" table:style-name="ce32">
            <text:p><text:s text:c="6"/>3.本表相同性別2人之結婚及終止結婚資料係自108年5月24日起統計。</text:p>
          </table:table-cell>
          <table:table-cell table:number-columns-repeated="21" table:style-name="ce28"/>
          <table:table-cell table:style-name="ce1"/>
          <table:table-cell table:number-columns-repeated="16361" table:style-name="ce28"/>
        </table:table-row>
        <table:table-row table:number-rows-repeated="39" table:style-name="ro12">
          <table:table-cell table:number-columns-repeated="16384" table:style-name="ce28"/>
        </table:table-row>
        <table:table-row table:number-rows-repeated="2843" table:style-name="ro13">
          <table:table-cell table:number-columns-repeated="16384" table:style-name="ce28"/>
        </table:table-row>
        <table:table-row table:number-rows-repeated="1045660" table:style-name="ro13">
          <table:table-cell table:number-columns-repeated="16384"/>
        </table:table-row>
        <table:named-expressions>
          <table:named-expression table:name="\a" table:expression="of:=[.#REF!]" table:base-cell-address="06_人口增加&amp;生死結離.$A$1"/>
          <table:named-expression table:name="\b" table:expression="of:=[.#REF!]" table:base-cell-address="06_人口增加&amp;生死結離.$A$1"/>
          <table:named-expression table:name="NAME" table:expression="of:=[.#REF!]" table:base-cell-address="06_人口增加&amp;生死結離.$A$1"/>
          <table:named-expression table:name="P_1" table:expression="of:=[.#REF!]" table:base-cell-address="06_人口增加&amp;生死結離.$A$1"/>
          <table:named-expression table:name="P_11" table:expression="of:=[.#REF!]" table:base-cell-address="06_人口增加&amp;生死結離.$A$1"/>
          <table:named-expression table:name="P_2" table:expression="of:=[.#REF!]" table:base-cell-address="06_人口增加&amp;生死結離.$A$1"/>
          <table:named-range table:name="Print_Area" table:cell-range-address="06_人口增加&amp;生死結離.$A$1:06_人口增加&amp;生死結離.$W$35" table:base-cell-address="06_人口增加&amp;生死結離.$A$1"/>
          <table:named-expression table:name="PRINT_AREA_MI" table:expression="of:=[.#REF!]" table:base-cell-address="06_人口增加&amp;生死結離.$A$1"/>
          <table:named-range table:name="Print_Titles" table:cell-range-address="06_人口增加&amp;生死結離.$A$1:06_人口增加&amp;生死結離.$IV$5" table:base-cell-address="06_人口增加&amp;生死結離.$A$1"/>
          <table:named-expression table:name="月底人口數" table:expression="of:=[.#REF!]" table:base-cell-address="06_人口增加&amp;生死結離.$A$1"/>
          <table:named-expression table:name="出生" table:expression="of:=[.#REF!]" table:base-cell-address="06_人口增加&amp;生死結離.$A$1"/>
          <table:named-expression table:name="死亡" table:expression="of:=[.#REF!]" table:base-cell-address="06_人口增加&amp;生死結離.$A$1"/>
          <table:named-expression table:name="結婚" table:expression="of:=[.#REF!]" table:base-cell-address="06_人口增加&amp;生死結離.$A$1"/>
          <table:named-expression table:name="鄰數戶數" table:expression="of:=[.#REF!]" table:base-cell-address="06_人口增加&amp;生死結離.$A$1"/>
          <table:named-expression table:name="離婚" table:expression="of:=[.#REF!]" table:base-cell-address="06_人口增加&amp;生死結離.$A$1"/>
        </table:named-expressions>
      </table:table>
      <table:named-expressions>
        <table:named-expression table:name="\a" table:expression="of:=[.#REF!]" table:base-cell-address="06_人口增加&amp;生死結離.$A$1"/>
        <table:named-expression table:name="\b" table:expression="of:=[.#REF!]" table:base-cell-address="06_人口增加&amp;生死結離.$A$1"/>
        <table:named-expression table:name="NAME" table:expression="of:=[.#REF!]" table:base-cell-address="06_人口增加&amp;生死結離.$A$1"/>
        <table:named-expression table:name="P_1" table:expression="of:=[.#REF!]" table:base-cell-address="06_人口增加&amp;生死結離.$A$1"/>
        <table:named-expression table:name="P_11" table:expression="of:=[.#REF!]" table:base-cell-address="06_人口增加&amp;生死結離.$A$1"/>
        <table:named-expression table:name="P_2" table:expression="of:=[.#REF!]" table:base-cell-address="06_人口增加&amp;生死結離.$A$1"/>
        <table:named-expression table:name="Print_Area" table:expression="of:=[.#REF!]" table:base-cell-address="06_人口增加&amp;生死結離.$A$1"/>
        <table:named-expression table:name="PRINT_AREA_MI" table:expression="of:=[.#REF!]" table:base-cell-address="06_人口增加&amp;生死結離.$A$1"/>
        <table:named-expression table:name="rd_rf_f_97y_9802_data" table:expression="of:=[.#REF!]" table:base-cell-address="06_人口增加&amp;生死結離.$A$1"/>
        <table:named-expression table:name="rd_rg_f_84y_97y_data" table:expression="of:=[.#REF!]" table:base-cell-address="06_人口增加&amp;生死結離.$A$1"/>
        <table:named-expression table:name="rd_rg_f_9805_data" table:expression="of:=[.#REF!]" table:base-cell-address="06_人口增加&amp;生死結離.$A$1"/>
        <table:named-expression table:name="rd_rg_f_9806_data" table:expression="of:=[.#REF!]" table:base-cell-address="06_人口增加&amp;生死結離.$A$1"/>
        <table:named-expression table:name="rd_rg_f_9807_data" table:expression="of:=[.#REF!]" table:base-cell-address="06_人口增加&amp;生死結離.$A$1"/>
        <table:named-expression table:name="rd_rg_f_9808_data" table:expression="of:=[.#REF!]" table:base-cell-address="06_人口增加&amp;生死結離.$A$1"/>
        <table:named-expression table:name="rd_rg_f_98y_9803_data" table:expression="of:=[.#REF!]" table:base-cell-address="06_人口增加&amp;生死結離.$A$1"/>
        <table:named-expression table:name="rd_rg_f_98y_9804_data" table:expression="of:=[.#REF!]" table:base-cell-address="06_人口增加&amp;生死結離.$A$1"/>
        <table:named-expression table:name="rd_rg_q_84y_97y_data" table:expression="of:=[.#REF!]" table:base-cell-address="06_人口增加&amp;生死結離.$A$1"/>
        <table:named-expression table:name="rd_rg_q_97y_9802_data" table:expression="of:=[.#REF!]" table:base-cell-address="06_人口增加&amp;生死結離.$A$1"/>
        <table:named-expression table:name="rd_rg_q_9805_data" table:expression="of:=[.#REF!]" table:base-cell-address="06_人口增加&amp;生死結離.$A$1"/>
        <table:named-expression table:name="rd_rg_q_9806_data" table:expression="of:=[.#REF!]" table:base-cell-address="06_人口增加&amp;生死結離.$A$1"/>
        <table:named-expression table:name="rd_rg_q_9807_data" table:expression="of:=[.#REF!]" table:base-cell-address="06_人口增加&amp;生死結離.$A$1"/>
        <table:named-expression table:name="rd_rg_q_9808_data" table:expression="of:=[.#REF!]" table:base-cell-address="06_人口增加&amp;生死結離.$A$1"/>
        <table:named-expression table:name="rd_rg_q_98y_9803_data" table:expression="of:=[.#REF!]" table:base-cell-address="06_人口增加&amp;生死結離.$A$1"/>
        <table:named-expression table:name="rd_rg_q_98y_9804_data" table:expression="of:=[.#REF!]" table:base-cell-address="06_人口增加&amp;生死結離.$A$1"/>
        <table:named-expression table:name="rd_rg_q9607" table:expression="of:=[.#REF!]" table:base-cell-address="06_人口增加&amp;生死結離.$A$1"/>
        <table:named-expression table:name="rd_t_84y_97y_data" table:expression="of:=[.#REF!]" table:base-cell-address="06_人口增加&amp;生死結離.$A$1"/>
        <table:named-expression table:name="rd_t_97y_9802_data" table:expression="of:=[.#REF!]" table:base-cell-address="06_人口增加&amp;生死結離.$A$1"/>
        <table:named-expression table:name="rd_t_9805_data" table:expression="of:=[.#REF!]" table:base-cell-address="06_人口增加&amp;生死結離.$A$1"/>
        <table:named-expression table:name="rd_t_9806_data" table:expression="of:=[.#REF!]" table:base-cell-address="06_人口增加&amp;生死結離.$A$1"/>
        <table:named-expression table:name="rd_t_9807_data" table:expression="of:=[.#REF!]" table:base-cell-address="06_人口增加&amp;生死結離.$A$1"/>
        <table:named-expression table:name="rd_t_9808_data" table:expression="of:=[.#REF!]" table:base-cell-address="06_人口增加&amp;生死結離.$A$1"/>
        <table:named-expression table:name="rd_t_98y_9803_data" table:expression="of:=[.#REF!]" table:base-cell-address="06_人口增加&amp;生死結離.$A$1"/>
        <table:named-expression table:name="rd_t_98y_9804_data" table:expression="of:=[.#REF!]" table:base-cell-address="06_人口增加&amp;生死結離.$A$1"/>
        <table:named-expression table:name="rd_t9607" table:expression="of:=[.#REF!]" table:base-cell-address="06_人口增加&amp;生死結離.$A$1"/>
        <table:named-expression table:name="月底人口數" table:expression="of:=[.#REF!]" table:base-cell-address="06_人口增加&amp;生死結離.$A$1"/>
        <table:named-expression table:name="出生" table:expression="of:=[.#REF!]" table:base-cell-address="06_人口增加&amp;生死結離.$A$1"/>
        <table:named-expression table:name="死亡" table:expression="of:=[.#REF!]" table:base-cell-address="06_人口增加&amp;生死結離.$A$1"/>
        <table:named-expression table:name="結婚" table:expression="of:=[.#REF!]" table:base-cell-address="06_人口增加&amp;生死結離.$A$1"/>
        <table:named-expression table:name="鄰數戶數" table:expression="of:=[.#REF!]" table:base-cell-address="06_人口增加&amp;生死結離.$A$1"/>
        <table:named-expression table:name="離婚" table:expression="of:=[.#REF!]" table:base-cell-address="06_人口增加&amp;生死結離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  <style:font-face style:name="Courier" svg:font-family="Courier"/>
    <style:font-face style:name="微軟正黑體" svg:font-family="微軟正黑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－</number:text>
      <number:number number:decimal-places="0" number:min-integer-digits="1" number:grouping="true">
        <number:embedded-text number:position="0"> </number:embedded-text>
      </number:number>
    </number:number-style>
    <number:text-style style:name="N50">
      <number:text>－ 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2" number:min-integer-digits="1" number:grouping="true"/>
      <number:text> </number:text>
    </number:number-style>
    <number:number-style style:name="N51P1">
      <number:text> －</number:text>
      <number:number number:decimal-places="2" number:min-integer-digits="1" number:grouping="true"/>
      <number:text> </number:text>
    </number:number-style>
    <number:text-style style:name="N51">
      <number:text>－ </number:text>
      <style:map style:condition="value()&gt;0" style:apply-style-name="N51P0"/>
      <style:map style:condition="value()&lt;0" style:apply-style-name="N51P1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48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32_3_32_2" style:display-name="一般 3 2" style:family="table-cell" style:data-style-name="N0">
      <style:table-cell-properties style:vertical-align="automatic" fo:background-color="transparen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06_20154__21475__22686__21152__38__20986__29983__27515__20129__32080__38626__23130__21450__29575_103.01" style:display-name="一般_06人口增加&amp;出生死亡結離婚及率103.01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32_3" style:display-name="千分位 3" style:family="table-cell" style:data-style-name="N35"/>
    <style:style style:name="_21315__20998__20301__91_0_93__32_2" style:display-name="千分位[0] 2" style:family="table-cell" style:data-style-name="N49"/>
    <style:style style:name="_21315__20998__20301__91_0_93__32_2_32_2" style:display-name="千分位[0] 2 2" style:family="table-cell" style:data-style-name="N33"/>
    <style:style style:name="_21315__20998__20301__91_0_93__32_3" style:display-name="千分位[0] 3" style:family="table-cell" style:data-style-name="N52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53"/>
    <style:style style:name="_21315__20998__20301__91_0_93__32_5" style:display-name="千分位[0] 5" style:family="table-cell" style:data-style-name="N3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陳超峰</dc:creator>
    <meta:creation-date>2019-06-19T06:48:09Z</meta:creation-date>
    <dc:date>2019-09-05T09:55:05Z</dc:date>
    <meta:print-date>2019-09-05T08:42:13Z</meta:print-date>
  </office:meta>
</office:document-meta>
</file>